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in" fo:margin-right="0in" fo:text-align="justify" style:justify-single-word="false" fo:text-indent="0.1965in" style:auto-text-indent="false"/>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style:style>
    <style:style style:name="P12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in" fo:margin-right="0in" fo:text-align="center" style:justify-single-word="false" fo:text-indent="0in" style:auto-text-indent="false"/>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in" fo:margin-right="0in" fo:text-indent="0in" style:auto-text-indent="false"/>
      <style:text-properties fo:language="en" fo:country="US"/>
    </style:style>
    <style:style style:name="P137"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fo:margin-top="0in" fo:margin-bottom="0.0835in" loext:contextual-spacing="false" fo:text-align="justify" style:justify-single-word="false"/>
      <style:text-properties fo:language="en" fo:country="US"/>
    </style:style>
    <style:style style:name="P143"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5" style:family="paragraph" style:parent-style-name="Text_20_body">
      <style:paragraph-properties fo:margin-left="0in" fo:margin-right="0in" fo:text-align="justify" style:justify-single-word="false" fo:text-indent="0.1965in" style:auto-text-indent="false"/>
    </style:style>
    <style:style style:name="P146" style:family="paragraph" style:parent-style-name="Text_20_body">
      <style:paragraph-properties fo:margin-left="0in" fo:margin-right="0in" fo:text-align="justify" style:justify-single-word="false" fo:text-indent="0.1965in" style:auto-text-indent="false"/>
      <style:text-properties officeooo:paragraph-rsid="0032fe14"/>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a30c4" style:font-style-asian="normal" style:font-style-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bd448" style:font-style-asian="normal" style:font-style-complex="normal"/>
    </style:style>
    <style:style style:name="P149" style:family="paragraph" style:parent-style-name="Text_20_body">
      <style:paragraph-properties fo:margin-left="0in" fo:margin-right="0in" fo:text-align="justify" style:justify-single-word="false" fo:text-indent="0.1965in" style:auto-text-indent="false"/>
      <style:text-properties officeooo:rsid="0021270d" officeooo:paragraph-rsid="0021270d"/>
    </style:style>
    <style:style style:name="P150"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5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officeooo:paragraph-rsid="0017cf9a" style:font-style-asian="normal" style:font-weight-asian="normal" style:font-style-complex="normal" style:font-weight-complex="normal"/>
    </style:style>
    <style:style style:name="P15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officeooo:rsid="0017cf9a" officeooo:paragraph-rsid="0017cf9a" style:font-style-asian="normal" style:font-weight-asian="normal" style:font-style-complex="normal" style:font-weight-complex="normal"/>
    </style:style>
    <style:style style:name="P15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2b9b9d"/>
    </style:style>
    <style:style style:name="P15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2b9bd4"/>
    </style:style>
    <style:style style:name="P15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2b9bd4" officeooo:paragraph-rsid="002b9bd4"/>
    </style:style>
    <style:style style:name="P15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2ce902" officeooo:paragraph-rsid="002ce902"/>
    </style:style>
    <style:style style:name="P157" style:family="paragraph" style:parent-style-name="Standard">
      <style:paragraph-properties fo:margin-left="0in" fo:margin-right="0in" fo:text-align="justify" style:justify-single-word="false" fo:text-indent="0.1965in" style:auto-text-indent="false"/>
      <style:text-properties fo:language="ru" fo:country="RU"/>
    </style:style>
    <style:style style:name="P158" style:family="paragraph" style:parent-style-name="Heading_20_2">
      <style:text-properties fo:language="en" fo:country="US"/>
    </style:style>
    <style:style style:name="P159" style:family="paragraph" style:parent-style-name="Heading_20_2">
      <style:paragraph-properties fo:text-align="justify" style:justify-single-word="false"/>
    </style:style>
    <style:style style:name="P160" style:family="paragraph" style:parent-style-name="Heading_20_1">
      <style:paragraph-properties fo:margin-left="0in" fo:margin-right="0in" fo:text-align="center" style:justify-single-word="false" fo:text-indent="0.1965in" style:auto-text-indent="false"/>
    </style:style>
    <style:style style:name="P161"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1a30c4" fo:background-color="transparent" loext:char-shading-value="0"/>
    </style:style>
    <style:style style:name="T4" style:family="text">
      <style:text-properties fo:language="ru" fo:country="RU" fo:font-style="italic"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bold" style:font-style-asian="normal" style:font-weight-asian="bold" style:font-style-complex="normal" style:font-weight-complex="bold"/>
    </style:style>
    <style:style style:name="T8" style:family="text">
      <style:text-properties fo:language="ru" fo:country="RU" fo:font-style="normal" fo:background-color="transparent" loext:char-shading-value="0" style:font-style-asian="normal" style:font-style-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ru" fo:country="RU" officeooo:rsid="0018b947"/>
    </style:style>
    <style:style style:name="T13" style:family="text">
      <style:text-properties fo:language="ru" fo:country="RU" officeooo:rsid="0019eb86"/>
    </style:style>
    <style:style style:name="T14" style:family="text">
      <style:text-properties fo:language="ru" fo:country="RU" officeooo:rsid="001fa420"/>
    </style:style>
    <style:style style:name="T15" style:family="text">
      <style:text-properties fo:language="ru" fo:country="RU" officeooo:rsid="0024eb9f"/>
    </style:style>
    <style:style style:name="T16" style:family="text">
      <style:text-properties fo:language="ru" fo:country="RU" officeooo:rsid="00258237"/>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italic" style:font-style-asian="italic" style:font-style-complex="italic"/>
    </style:style>
    <style:style style:name="T20" style:family="text">
      <style:text-properties fo:language="en" fo:country="US" fo:font-weight="bold" style:font-weight-asian="bold" style:font-weight-complex="bold"/>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fo:background-color="transparent" loext:char-shading-value="0" style:font-weight-asian="normal" style:font-weight-complex="normal"/>
    </style:style>
    <style:style style:name="T23" style:family="text">
      <style:text-properties fo:language="en" fo:country="US" fo:background-color="transparent" loext:char-shading-value="0"/>
    </style:style>
    <style:style style:name="T24" style:family="text">
      <style:text-properties fo:language="en" fo:country="US" officeooo:rsid="0027c684"/>
    </style:style>
    <style:style style:name="T25" style:family="text">
      <style:text-properties fo:language="en" fo:country="US" officeooo:rsid="0029be81"/>
    </style:style>
    <style:style style:name="T26" style:family="text">
      <style:text-properties fo:language="en" fo:country="US" officeooo:rsid="002b9bd4"/>
    </style:style>
    <style:style style:name="T27" style:family="text">
      <style:text-properties fo:color="#ff3333"/>
    </style:style>
    <style:style style:name="T28" style:family="text">
      <style:text-properties fo:color="#ff3333" fo:language="ru" fo:country="RU"/>
    </style:style>
    <style:style style:name="T29" style:family="text">
      <style:text-properties fo:color="#ff3333" fo:language="ru" fo:country="RU" fo:font-weight="normal" style:font-weight-asian="normal" style:font-weight-complex="normal"/>
    </style:style>
    <style:style style:name="T30" style:family="text">
      <style:text-properties fo:color="#ff3333" fo:font-weight="normal" style:font-weight-asian="normal" style:font-weight-complex="normal"/>
    </style:style>
    <style:style style:name="T31" style:family="text">
      <style:text-properties fo:color="#ff3333" fo:background-color="transparent" loext:char-shading-value="0"/>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color="#800000"/>
    </style:style>
    <style:style style:name="T35" style:family="text">
      <style:text-properties fo:color="#800000" fo:language="ru" fo:country="RU"/>
    </style:style>
    <style:style style:name="T36" style:family="text">
      <style:text-properties fo:font-weight="bold" style:font-weight-asian="bold" style:font-weight-complex="bold"/>
    </style:style>
    <style:style style:name="T37" style:family="text">
      <style:text-properties fo:font-weight="bold" fo:background-color="transparent" loext:char-shading-value="0" style:font-weight-asian="bold" style:font-weight-complex="bold"/>
    </style:style>
    <style:style style:name="T38" style:family="text">
      <style:text-properties style:use-window-font-color="true"/>
    </style:style>
    <style:style style:name="T39" style:family="text">
      <style:text-properties style:use-window-font-color="true" fo:language="ru" fo:country="RU"/>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ru" fo:country="RU" fo:font-style="normal" fo:font-weight="normal" style:font-style-asian="normal" style:font-weight-asian="normal" style:font-style-complex="normal" style:font-weight-complex="normal"/>
    </style:style>
    <style:style style:name="T42"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ru" fo:country="RU" fo:font-style="normal" fo:background-color="transparent" loext:char-shading-value="0"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fo:font-style="italic" fo:font-weight="normal" style:font-style-asian="italic" style:font-weight-asian="normal" style:font-style-complex="italic" style:font-weight-complex="normal"/>
    </style:style>
    <style:style style:name="T46" style:family="text">
      <style:text-properties style:use-window-font-color="true" fo:language="ru" fo:country="RU" fo:font-weight="normal" style:font-weight-asian="normal" style:font-weight-complex="normal"/>
    </style:style>
    <style:style style:name="T47" style:family="text">
      <style:text-properties style:use-window-font-color="true" fo:language="ru" fo:country="RU" fo:background-color="transparent" loext:char-shading-value="0"/>
    </style:style>
    <style:style style:name="T48" style:family="text">
      <style:text-properties style:use-window-font-color="true" fo:language="en" fo:country="US"/>
    </style:style>
    <style:style style:name="T49" style:family="text">
      <style:text-properties style:use-window-font-color="true" fo:language="en" fo:country="US" fo:font-style="normal" style:font-style-asian="normal" style:font-style-complex="normal"/>
    </style:style>
    <style:style style:name="T50" style:family="text">
      <style:text-properties style:use-window-font-color="true" fo:language="en" fo:country="US" fo:font-style="normal" fo:font-weight="normal" style:font-style-asian="normal" style:font-weight-asian="normal" style:font-style-complex="normal" style:font-weight-complex="normal"/>
    </style:style>
    <style:style style:name="T51"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language="en" fo:country="US" fo:font-weight="normal" style:font-weight-asian="normal" style:font-weight-complex="normal"/>
    </style:style>
    <style:style style:name="T53" style:family="text">
      <style:text-properties style:use-window-font-color="true" fo:font-style="normal" style:font-style-asian="normal" style:font-style-complex="normal"/>
    </style:style>
    <style:style style:name="T54" style:family="text">
      <style:text-properties style:use-window-font-color="true" fo:font-style="normal" fo:font-weight="normal" style:font-style-asian="normal" style:font-weight-asian="normal" style:font-style-complex="normal" style:font-weight-complex="normal"/>
    </style:style>
    <style:style style:name="T55" style:family="text">
      <style:text-properties style:use-window-font-color="true" fo:font-style="italic" fo:font-weight="normal" style:font-style-asian="italic" style:font-weight-asian="normal" style:font-style-complex="italic" style:font-weight-complex="normal"/>
    </style:style>
    <style:style style:name="T56" style:family="text">
      <style:text-properties style:use-window-font-color="true" fo:background-color="transparent" loext:char-shading-value="0"/>
    </style:style>
    <style:style style:name="T57" style:family="text">
      <style:text-properties style:use-window-font-color="true" fo:language="uk" fo:country="UA" fo:font-style="normal" fo:font-weight="normal" style:font-style-asian="normal" style:font-weight-asian="normal" style:font-style-complex="normal" style:font-weight-complex="normal"/>
    </style:style>
    <style:style style:name="T58" style:family="text">
      <style:text-properties style:use-window-font-color="true" officeooo:rsid="0029be81"/>
    </style:style>
    <style:style style:name="T59" style:family="text">
      <style:text-properties style:use-window-font-color="true" officeooo:rsid="002abaf4"/>
    </style:style>
    <style:style style:name="T60" style:family="text">
      <style:text-properties style:use-window-font-color="true" officeooo:rsid="002b7793"/>
    </style:style>
    <style:style style:name="T61" style:family="text">
      <style:text-properties style:use-window-font-color="true" officeooo:rsid="002b9b9d"/>
    </style:style>
    <style:style style:name="T62" style:family="text">
      <style:text-properties style:use-window-font-color="true" officeooo:rsid="002b9bd4"/>
    </style:style>
    <style:style style:name="T63" style:family="text">
      <style:text-properties style:use-window-font-color="true" officeooo:rsid="002ce902"/>
    </style:style>
    <style:style style:name="T64" style:family="text">
      <style:text-properties style:use-window-font-color="true" officeooo:rsid="002e46e2"/>
    </style:style>
    <style:style style:name="T65" style:family="text">
      <style:text-properties style:use-window-font-color="true" officeooo:rsid="002f2549"/>
    </style:style>
    <style:style style:name="T66" style:family="text">
      <style:text-properties style:use-window-font-color="true" officeooo:rsid="002f7aae"/>
    </style:style>
    <style:style style:name="T67" style:family="text">
      <style:text-properties style:use-window-font-color="true" officeooo:rsid="0032fe14"/>
    </style:style>
    <style:style style:name="T68" style:family="text">
      <style:text-properties fo:background-color="transparent" loext:char-shading-value="0"/>
    </style:style>
    <style:style style:name="T69" style:family="text">
      <style:text-properties style:text-position="super 58%"/>
    </style:style>
    <style:style style:name="T70" style:family="text">
      <style:text-properties fo:language="fr" fo:country="FR"/>
    </style:style>
    <style:style style:name="T71" style:family="text">
      <style:text-properties fo:color="#3333ff"/>
    </style:style>
    <style:style style:name="T72" style:family="text">
      <style:text-properties fo:color="#3333ff" fo:language="en" fo:country="US"/>
    </style:style>
    <style:style style:name="T73" style:family="text">
      <style:text-properties fo:font-style="normal" style:font-style-asian="normal" style:font-style-complex="normal"/>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fo:background-color="transparent" loext:char-shading-value="0" style:font-style-asian="normal" style:font-weight-asian="normal" style:font-style-complex="normal" style:font-weight-complex="normal"/>
    </style:style>
    <style:style style:name="T76" style:family="text">
      <style:text-properties fo:font-style="normal" style:text-underline-style="none" style:font-style-asian="normal" style:font-style-complex="normal"/>
    </style:style>
    <style:style style:name="T77" style:family="text">
      <style:text-properties fo:font-weight="normal" style:font-weight-asian="normal" style:font-weight-complex="normal"/>
    </style:style>
    <style:style style:name="T78" style:family="text">
      <style:text-properties fo:font-weight="normal" fo:background-color="transparent" loext:char-shading-value="0" style:font-weight-asian="normal" style:font-weight-complex="normal"/>
    </style:style>
    <style:style style:name="T79" style:family="text">
      <style:text-properties style:text-line-through-style="solid" style:text-line-through-type="single" fo:font-weight="bold" style:font-weight-asian="bold" style:font-weight-complex="bold"/>
    </style:style>
    <style:style style:name="T80" style:family="text">
      <style:text-properties fo:language="uk" fo:country="UA"/>
    </style:style>
    <style:style style:name="T81" style:family="text">
      <style:text-properties fo:language="uk" fo:country="UA" fo:font-style="italic" style:font-style-asian="italic" style:font-style-complex="italic"/>
    </style:style>
    <style:style style:name="T82" style:family="text">
      <style:text-properties fo:language="uk" fo:country="UA" fo:font-weight="bold" style:font-weight-asian="bold" style:font-weight-complex="bold"/>
    </style:style>
    <style:style style:name="T83" style:family="text">
      <style:text-properties fo:color="#ff0000"/>
    </style:style>
    <style:style style:name="T84" style:family="text">
      <style:text-properties style:text-underline-style="none"/>
    </style:style>
    <style:style style:name="T85" style:family="text">
      <style:text-properties style:text-rotation-angle="90" style:text-rotation-scale="line-height"/>
    </style:style>
    <style:style style:name="T86" style:family="text">
      <style:text-properties style:text-rotation-angle="270" style:text-rotation-scale="line-height"/>
    </style:style>
    <style:style style:name="T87" style:family="text">
      <style:text-properties style:text-position="sub 58%" style:font-size-asian="10.5pt"/>
    </style:style>
    <style:style style:name="T88" style:family="text">
      <style:text-properties style:font-name="Symbol" style:font-name-asian="Symbol" style:font-name-complex="Symbol"/>
    </style:style>
    <style:style style:name="T89" style:family="text">
      <style:text-properties style:font-name="Liberation Serif1" style:font-name-asian="Symbol" style:font-name-complex="Symbol"/>
    </style:style>
    <style:style style:name="T90" style:family="text">
      <style:text-properties style:font-name="Courier New CYR"/>
    </style:style>
    <style:style style:name="T91" style:family="text">
      <style:text-properties style:font-name="Courier New CYR" fo:language="en" fo:country="US"/>
    </style:style>
    <style:style style:name="T92" style:family="text">
      <style:text-properties fo:color="#6666ff"/>
    </style:style>
    <style:style style:name="T93" style:family="text">
      <style:text-properties fo:font-size="14pt" fo:language="en" fo:country="US" fo:font-weight="bold" style:font-size-asian="14pt" style:font-weight-asian="bold" style:font-size-complex="14pt" style:font-weight-complex="bold"/>
    </style:style>
    <style:style style:name="T94" style:family="text">
      <style:text-properties fo:font-size="14pt" fo:font-weight="bold" style:font-size-asian="14pt" style:font-weight-asian="bold" style:font-size-complex="14pt" style:font-weight-complex="bold"/>
    </style:style>
    <style:style style:name="T95" style:family="text">
      <style:text-properties fo:font-size="9pt" style:font-size-asian="9pt" style:font-size-complex="9pt"/>
    </style:style>
    <style:style style:name="T96" style:family="text">
      <style:text-properties fo:font-size="12pt" style:font-size-asian="12pt" style:font-size-complex="12pt"/>
    </style:style>
    <style:style style:name="T97" style:family="text">
      <style:text-properties officeooo:rsid="0017cf9a"/>
    </style:style>
    <style:style style:name="T98" style:family="text">
      <style:text-properties officeooo:rsid="0018b947"/>
    </style:style>
    <style:style style:name="T99" style:family="text">
      <style:text-properties officeooo:rsid="001a30c4"/>
    </style:style>
    <style:style style:name="T100" style:family="text">
      <style:text-properties officeooo:rsid="001bd448"/>
    </style:style>
    <style:style style:name="T101" style:family="text">
      <style:text-properties officeooo:rsid="001c8f05"/>
    </style:style>
    <style:style style:name="T102" style:family="text">
      <style:text-properties officeooo:rsid="0021270d"/>
    </style:style>
    <style:style style:name="T103" style:family="text">
      <style:text-properties officeooo:rsid="002302e0"/>
    </style:style>
    <style:style style:name="T104" style:family="text">
      <style:text-properties officeooo:rsid="00258237"/>
    </style:style>
    <style:style style:name="T105" style:family="text">
      <style:text-properties officeooo:rsid="0025f89b"/>
    </style:style>
    <style:style style:name="T106" style:family="text">
      <style:text-properties officeooo:rsid="0027c684"/>
    </style:style>
    <style:style style:name="T107" style:family="text">
      <style:text-properties officeooo:rsid="002f2549"/>
    </style:style>
    <style:style style:name="T108" style:family="text">
      <style:text-properties officeooo:rsid="002f7aae"/>
    </style:style>
    <style:style style:name="T109" style:family="text">
      <style:text-properties officeooo:rsid="00312424"/>
    </style:style>
    <style:style style:name="T110" style:family="text">
      <style:text-properties officeooo:rsid="0032fe14"/>
    </style:style>
    <style:style style:name="T111" style:family="text">
      <style:text-properties officeooo:rsid="0034a3b2"/>
    </style:style>
    <style:style style:name="T112" style:family="text">
      <style:text-properties officeooo:rsid="0034cb8b"/>
    </style:style>
    <style:style style:name="T113" style:family="text">
      <style:text-properties officeooo:rsid="0035b27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0" text:outline-level="1">Последний фанфик</text:h>
      <text:p text:style-name="P53"/>
      <text:h text:style-name="P158"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8">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9"><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7">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7">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7"><text:span text:style-name="T17">– Нэш, к</text:span>ак называется наш проект?</text:p>
      <text:p text:style-name="P75"><text:span text:style-name="T9">– </text:span><text:span text:style-name="T77">Дайсон.</text:span></text:p>
      <text:p text:style-name="P75"><text:span text:style-name="T9">– </text:span><text:span text:style-name="T77">Сколько тебе лет?</text:span></text:p>
      <text:p text:style-name="P75"><text:span text:style-name="T9">– </text:span><text:span text:style-name="T77">Два года с начала запуска кластера.</text:span></text:p>
      <text:p text:style-name="P75"><text:span text:style-name="T9">– </text:span><text:span text:style-name="T77">Какой сейчас год?</text:span></text:p>
      <text:p text:style-name="P75"><text:span text:style-name="T9">– </text:span><text:span text:style-name="T30">20</text:span><text:span text:style-name="T29">18</text:span><text:span text:style-name="T77">-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6">«Выживание корпорации в условиях жёсткой конкуренции с ограниченными ресурсами. Случай 16».</text:p>
      <text:p text:style-name="P86"><text:soft-page-break/>…</text:p>
      <text:p text:style-name="P86">…</text:p>
      <text:p text:style-name="P86">…</text:p>
      <text:p text:style-name="P86">Решение.</text:p>
      <text:p text:style-name="P86">…</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6">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6">–</text:span><text:span text:style-name="T7"> </text:span><text:span text:style-name="T6">Нэш</text:span><text:span text:style-name="T74">, </text:span><text:span text:style-name="T6">в некоем городе живёт брадобрей, который бреет всех людей, которые не бреются сами. Вопрос: кто бреет брадобрея</text:span><text:span text:style-name="T74">?</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36">incompartible interface Analytics v.0.93 beta</text:span>”</text:p>
      <text:p text:style-name="P32">Ага, уже теплее.</text:p>
      <text:p text:style-name="P32"/>
      <text:p text:style-name="P75"><text:span text:style-name="T9">– Нэш</text:span><text:span text:style-name="T77">, выдай диагностику модуля </text:span><text:span text:style-name="T9">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7">–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7">–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7">.</text:span></text:p>
      <text:p text:style-name="P107">Бип-бип-бип.</text:p>
      <text:p text:style-name="P107"><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17">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7">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34">34-хэтажного</text:span> корпуса <text:span text:style-name="T3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9">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6"><text:span text:style-name="T1">Блядь</text:span>, что за мысли пошли!</text:p>
      <text:p text:style-name="P1">Я вспомнил<text:span text:style-name="T38"> </text:span><text:span text:style-name="T39">Юджина</text:span><text:span text:style-name="T1">,</text:span> <text:span text:style-name="T28">месяц</text:span> назад прыгнувшего с крыши <text:span text:style-name="T1">своей</text:span> <text:span text:style-name="T1">высотки</text:span>.</text:p>
      <text:p text:style-name="P76">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68">ворил </text:span><text:span text:style-name="T2">—</text:span><text:span text:style-name="T68">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9">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68">А у нас получается… </text:span><text:span text:style-name="T2">–</text:span><text:span text:style-name="T68">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8">AI <text:span text:style-name="T2">– </text:span><text:span text:style-name="T6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34">Тридцать четвёртый</text:span> этаж! Пиздец <text:span text:style-name="T1">—</text:span> успел подумать я, <text:span text:style-name="T1">прежде чем </text:span>сознание выключилось.</text:p>
      <text:p text:style-name="P1"/>
      <text:h text:style-name="P158" text:outline-level="2">2. Пробуждение</text:h>
      <text:p text:style-name="P30"/>
      <text:p text:style-name="P1"><text:span text:style-name="T43">Сознание рестартовало после того, как я гребанулся </text:span><text:span text:style-name="T68">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68">ткрыл глаза, тщётно пытаясь вдохнуть. Образ, </text:span><text:span text:style-name="T2">который я </text:span><text:span text:style-name="T68">пару мгновений назад </text:span><text:span text:style-name="T2">видел на фоне </text:span><text:span text:style-name="T68">звёзд, теперь сфокусировался прямо у моего носа. Точёная голова с резко очерчеными скулами в ореоле </text:span><text:soft-page-break/><text:span text:style-name="T68">живого переливающегося сияния, огромные глаза на треть морды, ажурные настороженные уши, нежный розов</text:span><text:span text:style-name="T2">атый</text:span><text:span text:style-name="T68"> нос, венчающая голову </text:span><text:span text:style-name="T2">высокая тиара</text:span><text:span text:style-name="T68">.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7">–</text:span> Она очнулась. Хвала небу, нам это удалось!</text:p>
      <text:p text:style-name="P1">Сразу стало ясно три вещи.</text:p>
      <text:p text:style-name="P1">1) Единорог <text:span text:style-name="T1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6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8">, </text:span><text:span text:style-name="T2">а от валиума таких глюков у меня ни разу не было, да и не должно быть —это же не ЛСД какой-нибудь</text:span><text:span text:style-name="T68">.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9">…</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text:soft-page-break/>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48">роводник</text:span>??? А?!! <text:span text:style-name="T1">А-ха-ха-ха-ха-ха-ха</text:span>! <text:span text:style-name="T17">–</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oft-page-break/><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7">!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7">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text:soft-page-break/>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8">верх</text:span>…</text:p>
      <text:p text:style-name="P3">– Сестра, ты идёшь? – выглянула в зал Луна.</text:p>
      <text:p text:style-name="P3">Тут м<text:span text:style-name="T17">еня, </text:span>наконец,<text:span text:style-name="T17">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7">Д</text:span>искорд сделал шаг в сторону, чтобы не попасть под брызги.</text:p>
      <text:p text:style-name="P1"><text:span text:style-name="T17">– </text:span><text:span text:style-name="T1">Присматривай получше за своим </text:span><text:bookmark text:name="result_box"/><text:span text:style-name="T70">Jack of Hearts</text:span><text:span text:style-name="T70"><text:note text:id="ftn7" text:note-class="footnote"><text:note-citation>7</text:note-citation><text:note-body><text:p text:style-name="Footnote"><text:bookmark text:name="result_box1"/><text:span text:style-name="T70">Jack of Hearts</text:span> <text:span text:style-name="T1">– Червовый валет (фр.)</text:span></text:p></text:note-body></text:note></text:span><text:span text:style-name="T70"> , </text:span><text:span text:style-name="T1">Сахарная Ватка</text:span><text:span text:style-name="T70">!</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7">Селестия снова взглянула на меня. Н</text:span>ос её медленно сморщился. <text:span text:style-name="T17">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7">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oft-page-break/><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text:soft-page-break/>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8">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8">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Сон закончился, проснись!<text:line-break/></text:p><text:p text:style-name="P139">(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text:soft-page-break/>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8">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text:soft-page-break/>Мы уже летели над берегом, когда она молча опустилась на платформу и забилась в угол<text:span text:style-name="T3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7">–</text:span> Уфф! Выкарабкались. Почти без потерь, <text:span text:style-name="T17">–</text:span> заметил Дискорд, оглядывая крыло. <text:span text:style-name="T17">–</text:span> Могло быть и хуже.</text:p>
      <text:p text:style-name="P3"><text:span text:style-name="T1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5"><text:span text:style-name="T1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7">–</text:span> ТЫ!!! ТЫ!..</text:p>
      <text:p text:style-name="P3"><text:span text:style-name="T17">–</text:span> Да, я!!! <text:span text:style-name="T17">–</text:span> Дискорд подбоченился и с вызовом посмотрел на разъярённую аликорницу. <text:span text:style-name="T17">–</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7">–</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8" text:outline-level="2">3. Норф</text:h>
      <text:p text:style-name="P78"/>
      <text:p text:style-name="P21">Глава IV. Пределы магии</text:p>
      <text:p text:style-name="P18"/>
      <text:p text:style-name="P21">Вашему покорному слуге известны четыре предела магии: </text:p>
      <text:list xml:id="list7514288023969208707" text:style-name="L1">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4"><text:soft-page-break/>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7"><text:s/>–</text:span> Блядь, как меня заебала эта архаика! Когда-нибудь пошлю нахер все каноны письменности и учредю свои! С блекджеком и шлюхами. <text:span text:style-name="T17">– Стар Свирл перевернулся на другой бок и обратился к учени</text:span><text:span text:style-name="T1">це</text:span><text:span text:style-name="T17">. – Это не пиши, это оффтоп.</text:span></text:p><text:p text:style-name="P136"><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1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7">.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34">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text:soft-page-break/>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36">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6">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6">В Додж-Сити продолжаются исчезновения пони. Шериф подал в отставку…</text:span>”. “<text:span text:style-name="T36">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text:span><text:soft-page-break/><text:span text:style-name="T1">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7">Ну, понятно, в элитном придворцовом квартале, который представляет из себя </text:span><text:span text:style-name="T1">верхний город</text:span><text:span text:style-name="T17">, цены кусаются. Топай вниз, Анон, на окраину.</text:span></text:p>
      <text:p text:style-name="P17">Но, блин, корявые пальцы внесли свою коррективу в шопинг-план!</text:p>
      <text:p text:style-name="P76"><text:span text:style-name="T17">Как раз </text:span><text:span text:style-name="T1">на мосту, </text:span><text:span text:style-name="T17">на спуске в нижний </text:span><text:span text:style-name="T1">город, </text:span><text:span text:style-name="T17">я выронил монетку. И, естественно, она не осталась лежать там, где упала, а начала катиться </text:span><text:span text:style-name="T1">по мостовой </text:span><text:span text:style-name="T17">— </text:span><text:span text:style-name="T1">чем дальше, тем быстрее</text:span><text:span text:style-name="T17">.</text:span></text:p>
      <text:p text:style-name="P9">Подобно олуху из дешёвой комедии, я припустил со всех ног за монеткой и в долгой погоне <text:span text:style-name="T17">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7">—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text:soft-page-break/>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8">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8">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38">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8">платформ </text:span><text:span text:style-name="T39">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8"> И никто ж не догадывался, что она </text:span><text:span text:style-name="T39">сделана по королевскому заказу</text:span><text:span text:style-name="T38">! Её </text:span><text:span text:style-name="T39">Солнечное </text:span><text:span text:style-name="T38"><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83">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7">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8">прервавшая связь между мною и демоном</text:span>, спасла моё бренное тело для дальнейших магических изысканий.</text:p>
      <text:p text:style-name="P21"><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8">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7">– </text:span>Гм!</text:p><text:p text:style-name="Footnote"><text:span text:style-name="T17">– </text:span>Ну, ты ж понимаешь, что без таланта к магии никакое надувание щёк не поможет. <text:span text:style-name="T1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7">За прошедшие дни я уже привык и к магии, и к разумным эквиноподобным и даже </text:span><text:span text:style-name="T1">к деревянным дирижаблям</text:span><text:span text:style-name="T17">.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7">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7">–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4">—</text:span><text:span text:style-name="T5">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8">– Так, я попрошу! – перебила меня венценосная кобыла. – Давай, ты не будешь лезть в мои дела, а я не буду</text:span><text:span text:style-name="T5">… эээ… кхмм…</text:span></text:p>
      <text:p text:style-name="P36">– Не будешь что?</text:p>
      <text:p text:style-name="P48">Селестия нахмурилась и угрожающе подняла крылья.</text:p>
      <text:p text:style-name="P48"><text:span text:style-name="T17">– </text:span>Не забывай, человек, я — могущественный маг и правитель Эквестрии. Ко мне нужно относиться с должным уважением!</text:p>
      <text:p text:style-name="P48"><text:span text:style-name="T17">– </text:span>А то что? Превратишь в жабу? Сошлёшь на Луну? Убьёшь нахер?</text:p>
      <text:p text:style-name="P48">Аликорница сникла. Уши её опустились.</text:p>
      <text:p text:style-name="P48"><text:span text:style-name="T17">– Анонимус</text:span>, не надо… Ты же знаешь, я этого не сделаю.</text:p>
      <text:p text:style-name="P48"><text:span text:style-name="T1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7">–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7"> штучки при общении со мной. А я постараюсь помочь тебе </text:span>— если это в моих силах, разумеется<text:span text:style-name="T17">.</text:span></text:p>
      <text:p text:style-name="P48"><text:span text:style-name="T17">Аликорница уселась н</text:span>а пол <text:span text:style-name="T17">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7">– Лады! Вот видишь, со мной легко договориться! А теперь расскажи, наконец, зачем </text:span>т<text:span text:style-name="T17">ы притащил</text:span>а<text:span text:style-name="T17"> меня сюда? Только сначала вытащи катетер из шеи </text:span>— <text:s/>он меня нервирует<text:span text:style-name="T17">. Или погоди, я сам вытащу…</text:span></text:p>
      <text:p text:style-name="P48"><text:span text:style-name="T17">Л</text:span>ампа<text:span text:style-name="T17"> отбрасывал</text:span>а<text:span text:style-name="T17"> мягкие тени на стену библиотеки. Селестия, расположи</text:span>вшись<text:span text:style-name="T17"> у моего кресл</text:span>а,<text:span text:style-name="T1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7">– </text:span>Вот, читай отсюда. <text:span text:style-name="T17">– а</text:span>ликорница подчеркнула абзац копытом.</text:p>
      <text:p text:style-name="P48"/>
      <text:p text:style-name="P49">***</text:p>
      <text:p text:style-name="P49"/>
      <text:p text:style-name="P59"><text:soft-page-break/>«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8">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text:soft-page-break/>–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80">Прижав </text:span>уши к голове, <text:span text:style-name="T80">она дала</text:span> задний ход <text:span text:style-name="T80">и </text:span>выкарабкалась обратно. Окинув библиотеку отчаянным взглядом, <text:span text:style-name="T80">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oft-page-break/><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text:soft-page-break/>–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8">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text:soft-page-break/>–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5">Тумбочка.</text:span> Листок… <text:span text:style-name="T95">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6">Всё пошло не так. Не могу уловить точку концентрации. Сила приложена к чему-то большему, чем лист бумаги. К чему-то неизмеримо большему. </text:span><text:span text:style-name="T9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6">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7">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Мой взгляд был прикован к дверце тумбочки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text:soft-page-break/>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text:soft-page-break/>Ну охренеть! Я же ещё и виноват!</text:p>
      <text:p text:style-name="P48"/>
      <text:h text:style-name="P158"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text:soft-page-break/>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text:soft-page-break/>–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text:soft-page-break/>–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text:soft-page-break/>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text:span text:style-name="T34">тридцатичетырёхэтажной</text:span> коробки, я б сейчас не стоял тут с гудящей башкой, пялясь на проезжающие внизу машины.</text:p>
      <text:p text:style-name="P59"><text:soft-page-break/>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7">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text:soft-page-break/>–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text:soft-page-break/>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text:soft-page-break/>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36">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36">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text:soft-page-break/>– <text:span text:style-name="T36">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80">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text:soft-page-break/>–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3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text:soft-page-break/>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text:soft-page-break/>–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text:soft-page-break/>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soft-page-break/>…</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58" text:outline-level="2">8. Стыд</text:h>
      <text:p text:style-name="P48"/>
      <text:p text:style-name="P59">~~~ Завтра на семь в библиотеке ~~~</text:p>
      <text:p text:style-name="P59"/>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text:soft-page-break/>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text:soft-page-break/>–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80">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0">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80">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text:soft-page-break/>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text:soft-page-break/>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oft-page-break/><text:span text:style-name="T17">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0">—</text:span> осень, за осенью <text:span text:style-name="T40">—</text:span> зима. <text:s/>Если пошёл дождь, должно быть мокро, если выпал снег <text:span text:style-name="T4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7">–</text:span> Постой, не торопись, <text:span text:style-name="T17">–</text:span> я попыталась удержать ускользающую тень сомнения. <text:span text:style-name="T1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7">–</text:span> По состоянию здоровья? <text:span text:style-name="T17">–</text:span> переспросила я, не спуская с него взгяд.</text:p>
      <text:p text:style-name="P1"><text:span text:style-name="T17">–</text:span> Да, Ваше Высочество, <text:span text:style-name="T17">–</text:span> гонец потупил взгляд, глаза его забегали, <text:span text:style-name="T17">–</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7">–</text:span> Эмм… Они… м-м-м… не больны… в некотором смысле… <text:span text:style-name="T17">–</text:span> гонец изо всех сил ковырял копытом <text:s/>плитку, пряча взгляд. <text:span text:style-name="T17">–</text:span> Они… мнэээ… сами… в некотором роде… кхм. Нервный срыв. Переутомление и бессонница… Кхм.</text:p>
      <text:p text:style-name="P1"><text:span text:style-name="T17">–</text:span> Сами <text:span text:style-name="T17">—</text:span> что? <text:span text:style-name="T17">–</text:span> Я постепенно начала понимать причину смущения гонца.</text:p>
      <text:p text:style-name="P1"><text:span text:style-name="T17">–</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7">—</text:span> в возможности летать. И добровольно отказаться от полётов для него <text:span text:style-name="T1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1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7">– </text:span>Добрый день, Ваше Высочество! <text:span text:style-name="T17">–</text:span> склонились они в поклоне. После некоторого перешёптывания, они всё же назвались по очереди.</text:p>
      <text:p text:style-name="P1"><text:span text:style-name="T17">–</text:span> А где восьмой? <text:span text:style-name="T17">–</text:span> удивилась я. <text:span text:style-name="T17">–</text:span> Мне сказали, вас было восемь. Восемь отказавшихся летать.</text:p>
      <text:p text:style-name="P1"><text:span text:style-name="T17">–</text:span> Да, Ваше Высочество, п-принцесса Селестия, <text:span text:style-name="T17">–</text:span> старший из них запинался от волнения. <text:span text:style-name="T1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7">–</text:span> Успокойтесь, <text:span text:style-name="T1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7">–</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text:soft-page-break/>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8">старший. </text:span><text:span text:style-name="T2">–</text:span><text:span text:style-name="T6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40">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text:soft-page-break/>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7">— и втайне немного завидовала этому</text:span>. Если бы сестра со своими способностями к магии умела обуздывать свои эмоции <text:span text:style-name="T17">—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7">— умение делегировать полномочия. Вечером того же дня я села за письменный стол.</text:span></text:p>
      <text:p text:style-name="P36"><text:soft-page-break/></text:p>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7">—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7">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7">—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7">10</text:span>. (40*<text:span text:style-name="T17">ctg(Pi/4)-6)/(ln(e)-sin(0))</text:span></text:h>
      <text:p text:style-name="P80"/>
      <text:p text:style-name="P48"/>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4"> </text:span>(быть может, к счастью). Всё, что я могу <text:span text:style-name="T17">— оставить тебе напутствие.</text:span></text:p>
      <text:p text:style-name="P59"><text:span text:style-name="T1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7">Тебе может не нравиться этот мир. Тебе могут не нравиться пони. Ты можешь быть удивлён и обижен </text:span>их <text:span text:style-name="T1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7">— </text:span>и ты увидишь, как мир меняется к лучшему. Он очень молод и гибок. Он горит желанием изменяться. Но в этом его слабость <text:span text:style-name="T17">— </text:span>он может меняться и в плохую сторону. От тебя зависит, в какую.</text:p>
      <text:p text:style-name="P59"><text:soft-page-break/>Эх, хотел бы я поменяться с тобой местами <text:span text:style-name="T1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9">—</text:span> чудесная страна, пони <text:span text:style-name="T19">— </text:span><text:span text:style-name="T17">прекрасные создания, порядки тут з</text:span>амечательные<text:span text:style-name="T17">! Чисто, культурно, вежливо. Дворецкий </text:span><text:span text:style-name="T19">—</text:span><text:span text:style-name="T17"> скопидом, конечно, но то работа у него такая. </text:span>Блин, м<text:span text:style-name="T17">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7">– </text:span>Её Высочество Принцесса Селестия хочет видеть вас, человек Анонимус.</text:p>
      <text:p text:style-name="P1">Я захлопнул трактат<text:span text:style-name="T17">.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7">–</text:span> Уже иду. Где я могу её найти?</text:p>
      <text:p text:style-name="P1"><text:span text:style-name="T17">–</text:span> Я проведу вас, человек Анонимус. <text:span text:style-name="T1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3"> </text:span><text:span text:style-name="T49">— вся архитектура явно </text:span><text:span text:style-name="T40">была </text:span><text:span text:style-name="T49">заточена под крылатых. Таких, для которых приземлиться на балкон в тронном зале или уйти через портик на крыше</text:span><text:span text:style-name="T73"> </text:span><text:span text:style-name="T49">— обычное дело. </text:span><text:span text:style-name="T73">Хорошо, что ежедневные посещения каретной мастерской подняли мой тонус, изрядно посаженный сидячим образом жизни.</text:span></text:p>
      <text:p text:style-name="P1"><text:span text:style-name="T7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9">— книжный шкаф и напольная подставка для чтения с </text:span><text:span text:style-name="T40">упором в виде </text:span><text:span text:style-name="T49">голов</text:span><text:span text:style-name="T40">ы</text:span><text:span text:style-name="T49"> единорога. <text:s/>У стены напротив — камин с большими песочными часами на полке. Рядом — нечто, похожее на кухонный закуток, судя </text:span><text:soft-page-break/><text:span text:style-name="T49">по наличию кухонного шкафчика с раковиной и фонтанчиком. </text:span><text:span text:style-name="T40">Каменный пол комнаты был покрыт розовым ковром с длиннейшим ворсом.</text:span><text:span text:style-name="T49"> </text:span><text:span text:style-name="T40">Его центр занимал высокий </text:span><text:span text:style-name="T49">кругл</text:span><text:span text:style-name="T40">ый</text:span><text:span text:style-name="T49"> </text:span><text:span text:style-name="T40">футон</text:span><text:span text:style-name="T49"> </text:span><text:span text:style-name="T40">с</text:span><text:span text:style-name="T49"> велик</text:span><text:span text:style-name="T40">им</text:span><text:span text:style-name="T49"> множество</text:span><text:span text:style-name="T40">м</text:span><text:span text:style-name="T49"> подушек. Среди них я с удивлением заметил плюшевую единорожку </text:span><text:span text:style-name="T40">фиолетового</text:span><text:span text:style-name="T49">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7">—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7">— </text:span>ведь со стороны <text:soft-page-break/>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7">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7">.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7">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7">От которой они первые </text:span>и сбежали<text:span text:style-name="T17">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7">—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0">Мне печалиться не стоит</text:p><text:p text:style-name="P140">Жизнь прекрасна и полн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 —</text:p><text:p text:style-name="P140">Но друзей моих немного,</text:p><text:p text:style-name="P140">Студи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p text:style-name="P140"><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7">— </text:span>фантазировать на эротические темы с фантастическим уклоном, и совсем другое <text:span text:style-name="T17">—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10">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text:soft-page-break/>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7">–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3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7">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7">–</text:span> Иногда хочется забыться, <text:span text:style-name="T17">–</text:span> перехватила мой взгляд аликорница, <text:span text:style-name="T17">–</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7">–</text:span> А водку у вас принято пить?</text:p>
      <text:p text:style-name="P34"><text:span text:style-name="T17">–</text:span> Некоторые употребляют. Но правительница Эквестрии, пьющая <text:span text:style-name="T1">яблочную </text:span>водку <text:span text:style-name="T1">—</text:span> это уже черезчур. <text:span text:style-name="T17">–</text:span> засмеялась Селестия. <text:span text:style-name="T1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7">— сильнейший энергетик, он многократно усиливает чувства и возможности организма. Но он же и иссушает его.</text:span></text:p>
      <text:p text:style-name="P48"><text:span text:style-name="T1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7">– Я несказанно рада, что, наконец-то, могу назвать тебя своим ближайшим другом. </text:span>– мурлыкнула Селестия. – <text:span text:style-name="T17">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7">– Это ты называешь “дружбой”? – с </text:span>улыбкой хмыкнул<text:span text:style-name="T17"> я. – </text:span>Мне нравится твоё чувство юмора.</text:p>
      <text:p text:style-name="P48">Аликорница в недоумении взглянула на меня.</text:p>
      <text:p text:style-name="P48"><text:span text:style-name="T17">–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7">– </text:span>Нет, что ты, Сел, не мели ерунды! Я всем доволен, я просто в восторге. Мне вообще кажется, что я попал в рай, прямо в храм любви, а ты <text:span text:style-name="T17">— </text:span>мой ангел-хранитель. И называть ЭТО дружбой <text:span text:style-name="T17">— </text:span>это всё равно что назвать твой дворец сараем для хранения мётел. То есть, назвав меня своим другом, ты не поняла моих чувств к тебе. Я <text:span text:style-name="T17">—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text:soft-page-break/>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oft-page-break/><text:span text:style-name="T49">– </text:span><text:span text:style-name="T40">Говорят, в Додж-сити почти не осталось жителей. В местном депо перестали обслуживать паровозы из-за нехватки рабочих. Старик </text:span><text:span text:style-name="T49">–</text:span><text:span text:style-name="T4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9">– </text:span><text:span text:style-name="T53">А из Пинто Крика уже месяц нет новостей…</text:span></text:p>
      <text:p text:style-name="P3"><text:span text:style-name="T49">– </text:span><text:span text:style-name="T53">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53">– </text:span>“<text:span text:style-name="T1">Что я могу сделать, чтобы вернуть всё назад?</text:span>”</text:p>
      <text:p text:style-name="P15"><text:span text:style-name="T53">– </text:span><text:span text:style-name="T40">Так и сказала?</text:span></text:p>
      <text:p text:style-name="P1"><text:span text:style-name="T49">– </text:span><text:span text:style-name="T40">Да, </text:span><text:span text:style-name="T41">Фэнси</text:span><text:span text:style-name="T4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3">– </text:span><text:span text:style-name="T40">Что бы это значило, Флёр?</text:span></text:p>
      <text:p text:style-name="P15"><text:span text:style-name="T53">– </text:span><text:span text:style-name="T4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7">–</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7">олоски и даже целые пряди розового цвета выбивались </text:span><text:span text:style-name="T1">и</text:span><text:span text:style-name="T1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7"> </text:span><text:span text:style-name="T1">И даже м</text:span><text:span text:style-name="T17">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7">–</text:span> <text:span text:style-name="T1">Сорок девять</text:span> из шестидесяти четырёх? Хренасе! <text:span text:style-name="T17">–</text:span> я вспомнил рассказ Селестии про восьмёрку пегасов прошлогоднего выпуска. <text:span text:style-name="T17">–</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7">–</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8">— </text:span><text:span text:style-name="T3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7">–</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36">— </text:span><text:span text:style-name="T77">и </text:span><text:span text:style-name="T9">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77">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oft-page-break/><text:span text:style-name="T17">– </text:span><text:span text:style-name="T1">Она</text:span><text:span text:style-name="T1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7">– </text:span><text:span text:style-name="T1">горько заметила аликорница. </text:span><text:span text:style-name="T17">–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8">—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text:soft-page-break/>–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4">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text:soft-page-break/>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7">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9">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7">—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80">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73">. </text:span><text:span text:style-name="T5">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5"><text:note text:id="ftn13" text:note-class="footnote"><text:note-citation>13</text:note-citation><text:note-body><text:p text:style-name="P139">И это ты ещё не видел, что творится в других министерствах, Анонимус! За тысячу лет Нашего отсутствия Сестра превратила М<text:span text:style-name="T38">раморный квартал </text:span>в настоящую обитель лени и казнокрадства!<text:line-break/><text:line-break/>(<text:span text:style-name="T49">у</text:span><text:span text:style-name="T53">слышано во сне)</text:span></text:p></text:note-body></text:note></text:span><text:span text:style-name="T5">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5"><text:soft-page-break/>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73">— </text:span><text:span text:style-name="T5">зачем привлекать ненужное внимание</text:span><text:span text:style-name="T73"> к своей особе? </text:span><text:span text:style-name="T5">После всеобщего интереса кантерлотской знати к тебе, как к королевскому любимчику, тебе хочется покоя.</text:span><text:span text:style-name="T73"> Да и собраться с мыслями проще в доме, избавленном от </text:span><text:span text:style-name="T5">гостинничной </text:span><text:span text:style-name="T73">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9">–</text:span><text:span text:style-name="T40">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text:soft-page-break/>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0">пони-</text:span><text:span text:style-name="T49">исчезновений уже год. Почту за честь работать </text:span><text:span text:style-name="T40">под твоим руководством</text:span><text:span text:style-name="T49">. Погоди немного, я </text:span><text:span text:style-name="T40">от</text:span><text:span text:style-name="T49">систематизирую нужную информацию и расскажу тебе, насколько далеко смогла продвинуться.</text:span></text:p>
      <text:p text:style-name="P34">“Вот неугомонная” <text:span text:style-name="T1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7">— то есть крыльев. И я подумала: а что, если…</text:span></text:p>
      <text:p text:style-name="P48"><text:span text:style-name="T17">–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text:soft-page-break/>– Ну, достичь удалось не слишком многого. – повесила нос единорожка. – Собственно, сами работы шли только первые два месяца <text:span text:style-name="T17">—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77">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7">— максимум двух пони, </text:span>после чего мне придётся восстанавливаться около трёх месяцев<text:span text:style-name="T17">. С вами же я связана в круг Элементов Гармонии, что позволит мне вызвать магический резонанс и вовлечь в </text:span>Прозрение вас всех<text:span text:style-name="T17">.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text:soft-page-break/>–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7">. Это поможет мне в моей монографии на тему аликорнизации.</text:span></text:p>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
      <text:p text:style-name="P59">Дата: <text:span text:style-name="T34">12.04.1003 А.С.</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9">“</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52">— солнце. Моё солнце.</text:span><text:span text:style-name="T46">”</text:span></text:p>
      <text:p text:style-name="P10">Я остановилась перед дверью. Четыре ярда брони отделяли меня от Эквестрии. Четыре ярда и двадцать пять лет.</text:p>
      <text:p text:style-name="P21"><text:soft-page-break/><text:span text:style-name="T9">“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38">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6"> </text:span><text:span text:style-name="T47">Видения этих городов</text:span><text:span text:style-name="T56"> дрожали, <text:s/>пересекались </text:span><text:span text:style-name="T47">и постоянно множились</text:span><text:span text:style-name="T56">.</text:span></text:p>
      <text:p text:style-name="P47">У меня дико заболела голова, мне казалось, она вылезет из шляпы распухшим шаром. Я закрыла глаза.</text:p>
      <text:p text:style-name="P59"/>
      <text:p text:style-name="P59">Примечания: ПипБак? Стойло?</text:p>
      <text:p text:style-name="P1"/>
      <text:p text:style-name="P2">***</text:p>
      <text:p text:style-name="P1"/>
      <text:p text:style-name="P59">Дата: <text:span text:style-name="T34">12.04.1003 А.С.</text:span></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20">—</text:span><text:span text:style-name="T21"> </text:span><text:span text:style-name="T77">всё, что удалось от неё добиться.</text:span></text:p>
      <text:p text:style-name="P1"/>
      <text:p text:style-name="P20">~~~</text:p>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9">Дата: <text:span text:style-name="T34">12.04.1003 А.С.</text:span></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4">~~~</text:p>
      <text:p text:style-name="P1"><text:span text:style-name="T40">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52">чёрный экран?</text:span></text:p>
      <text:p text:style-name="P45"/>
      <text:p text:style-name="P49">***</text:p>
      <text:p text:style-name="P48"/>
      <text:p text:style-name="P59">Дата: <text:span text:style-name="T34">12.04.1003 А.С.</text:span></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text:soft-page-break/></text:p>
      <text:p text:style-name="P44">~~~</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text:span text:style-name="T34">12.04.1003 А.С.</text:span></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4">~~~</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38"> с использованием </text:span><text:span text:style-name="T39">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text:soft-page-break/></text:p>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text:soft-page-break/>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text:soft-page-break/>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text:soft-page-break/>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text:soft-page-break/>–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73">—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77">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7">—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7">—</text:span> <text:soft-page-break/>так и в дурку попасть недолго. Вот и сейчас перегар такой, что снег плавится. Пройди реабилитацию и вернись в проект. А не примут <text:span text:style-name="T17">— найти новую работу. Так даже лучше: быстрее забудешь всю эту хренотень с рогатыми кобылами. </text:span>Будь мужиком, блеать! <text:span text:style-name="T17">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text:soft-page-break/>–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7">Солнечный лучик настойчиво пробивался сквозь плотно сомкнутые веки. Ветерок через открытое окно </text:span><text:span text:style-name="T1">щекотал уши и шуршал</text:span><text:span text:style-name="T17"> </text:span><text:span text:style-name="T1">занавесками</text:span><text:span text:style-name="T17">. Я раскрыл глаза, в который раз наслаждаясь ясной головой и абсолютной выспанностью </text:span><text:span text:style-name="T49">—</text:span><text:span text:style-name="T17"> роскошью, недоступной мне </text:span><text:span text:style-name="T1">годами</text:span><text:span text:style-name="T17"> работы программистом. Краем уха услышал тихое шушуканье в саду. </text:span><text:span text:style-name="T1">Нацепив на ноги шлёпанцы, встал, набрал в рот воды из кувшина, </text:span><text:soft-page-break/><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7">— и о</text:span>н<text:span text:style-name="T17"> з</text:span>нает, как приготовить<text:span text:style-name="T17"> </text:span>из них особенный вольт-сидр, который больше никто не сделает<text:span text:style-name="T17">.</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7">заклинание П</text:span>розрения<text:span text:style-name="T17">.</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text:soft-page-break/></text:p>
      <text:p text:style-name="P48">– Ты не понимаешь! Магия подобна струе воды, исходящей из садового шланга. А заклинание <text:span text:style-name="T1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7">—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7">— НЕТ!</text:span></text:p>
      <text:p text:style-name="P1">Твайлайт начала в возбуждении ходить по читальному залу.</text:p>
      <text:p text:style-name="P1"><text:span text:style-name="T4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9"> </text:span><text:span text:style-name="T40">Мощнее ускорителя только магия аликорнов и Элементов Гармонии. Если бы я была…</text:span><text:span text:style-name="T17"> </text:span>Ай!</text:p>
      <text:p text:style-name="P1">Твайлайт, погружённая в свои мысли, не заметила вылезшего из своей корзинки зевающего Спайка.</text:p>
      <text:p text:style-name="P1"><text:span text:style-name="T17">–</text:span> Элементы-шмелементы, <text:span text:style-name="T17">–</text:span> проворчал Спайк, выкарабкиваясь из-под Твайлайт, <text:span text:style-name="T17">–</text:span> доброе утро, <text:span text:style-name="T1">Анон</text:span>. Твай, ты не ушиблась?</text:p>
      <text:p text:style-name="P1"><text:span text:style-name="T17">–</text:span> Дет, всё в порядке. <text:span text:style-name="T1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9">– Я </text:span><text:span text:style-name="T53">всегда буду оставаться в тени. </text:span><text:span text:style-name="T49">– </text:span><text:span text:style-name="T53">хлюпала единорожка. </text:span><text:span text:style-name="T49">– </text:span><text:span text:style-name="T53">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7">– </text:span>Ты?!</text:p>
      <text:p text:style-name="P96"><text:span text:style-name="T17">–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7">– М</text:span>ожет, тогда ты скажешь, что в нём пошло не так и почему к вам попал я, а не сверхаликорн?</text:p>
      <text:p text:style-name="P96"><text:span text:style-name="T17">– </text:span>Не скажу. Заклинания Стар Свирла Бородатого обычно если срабатывают, то без ошибок.</text:p>
      <text:p text:style-name="P48"><text:span text:style-name="T17">– Если </text:span>только <text:span text:style-name="T17">их правильно вызывают. – </text:span>пробурчал Спайк, возвращаясь в корзинку.</text:p>
      <text:p text:style-name="P34"><text:span text:style-name="T17">–</text:span> <text:span text:style-name="T1">Эм-м. </text:span>Что он имел ввиду?</text:p>
      <text:p text:style-name="P34"><text:span text:style-name="T17">–</text:span> Ну, <text:span text:style-name="T17">–</text:span> Твайлайт смутилась, <text:span text:style-name="T17">–</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4"> </text:span><text:span text:style-name="T11">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7">–</text:span> <text:span text:style-name="T1">е</text:span>динорожка опустила голову.</text:p>
      <text:p text:style-name="P34"><text:span text:style-name="T17">– </text:span><text:span text:style-name="T1">Да, завершилось всё препаршиво. Принцесса Луна сказала, лучше бы её обратно на луну закинули.</text:span></text:p>
      <text:p text:style-name="P34"><text:span text:style-name="T17">–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7">– </text:span><text:span text:style-name="T1">Хм. Нет.</text:span></text:p>
      <text:p text:style-name="P34"><text:span text:style-name="T17">– </text:span><text:span text:style-name="T1">А друзья?</text:span></text:p>
      <text:p text:style-name="P34"><text:span text:style-name="T17">– </text:span><text:span text:style-name="T1">У меня был друг. Погиб два месяца назад.</text:span></text:p>
      <text:p text:style-name="P1"><text:span text:style-name="T17">–</text:span> О, мои соболезнования! Друзей терять <text:span text:style-name="T1">тоже</text:span> тяжко.</text:p>
      <text:p text:style-name="P1"><text:span text:style-name="T17">–</text:span> Всё в порядке, Твайлайт.<text:span text:style-name="T17">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7">–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9">— </text:span><text:span text:style-name="T4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7">–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9">. Годится?</text:span></text:p>
      <text:p text:style-name="P1"><text:span text:style-name="T1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7">– </text:span><text:span text:style-name="T1">Ерунда! Там стоит запрет только для пони. На приматах Луна экспериментировать не запрещала</text:span><text:span text:style-name="T40">.</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36">Чужестранец-примат разбил сердце нашей обожаемой Селестии! Двор в отчаянии </text:span><text:span text:style-name="T20">— </text:span><text:span text:style-name="T36">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7">– </text:span>Привет, Эй-Джей! У тебя проблемы?</text:p>
      <text:p text:style-name="P48"><text:span text:style-name="T17">– </text:span>Привет, сахарок. <text:span text:style-name="T17">– </text:span>озабоченно поприветствовала меня фермерша. <text:span text:style-name="T17">–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oft-page-break/><text:span text:style-name="T17">– </text:span>А ты, Маки, вместо того, чтоб хихикать, лучше б тележку починил. Уже полдень! Не успеем распродать яблоки <text:span text:style-name="T17">—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7">–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7">–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7">– Г</text:span>отово. Принимай работу, хозяйка!</text:p>
      <text:p text:style-name="P48">Эпплджек стиснула меня в сокрушающих объятиях.</text:p>
      <text:p text:style-name="P48"><text:span text:style-name="T1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7">–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7">–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7">– </text:span>Бери, сахарок. Для тебя <text:span text:style-name="T17">— </text:span>самые <text:span text:style-name="T17">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21">— </text:span><text:span text:style-name="T77">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1">— </text:span><text:span text:style-name="T77">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7">– </text:span>Свободно? <text:span text:style-name="T17">– </text:span>спросил я у единственной пони, сидящей за столиком.</text:p>
      <text:p text:style-name="P48"><text:soft-page-break/><text:span text:style-name="T17">– </text:span>Да-да, конечно. <text:span text:style-name="T17">–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7">– <text:s/></text:span>Пирог с грибами, яишницу и чизкейк<text:span text:style-name="T17"> – </text:span>сообщил я подошедшей официантке.</text:p>
      <text:p text:style-name="P48"><text:span text:style-name="T17">– </text:span>Советую выбрать салат «по-кантерлотски». <text:span text:style-name="T17">– </text:span>так же убито пробормотала моя соседка по столу. <text:span text:style-name="T17">– </text:span>Очень вкусно. Копыта оближешь. И мягкий к тому же.</text:p>
      <text:p text:style-name="P48"><text:span text:style-name="T17">–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7">– </text:span>Вы, наверное, ждёте кого-то?</text:p>
      <text:p text:style-name="P50"><text:span text:style-name="T17">– </text:span>Неа.</text:p>
      <text:p text:style-name="P50"><text:span text:style-name="T17">– </text:span>Просто обедаете?</text:p>
      <text:p text:style-name="P50"><text:span text:style-name="T17">– </text:span>Неа.</text:p>
      <text:p text:style-name="P50"><text:span text:style-name="T17">– </text:span>Просто сидите и мрачно смотрите на меня?</text:p>
      <text:p text:style-name="P50"><text:span text:style-name="T17">– </text:span>Неа.</text:p>
      <text:p text:style-name="P50"/>
      <text:p text:style-name="P50">Хм, а эта пони не из разговорчивых. Ну ладно.</text:p>
      <text:p text:style-name="P42"/>
      <text:p text:style-name="P50"><text:span text:style-name="T17">– </text:span>А что же вы делаете?</text:p>
      <text:p text:style-name="P50"><text:span text:style-name="T17">– </text:span>Веселюсь. <text:span text:style-name="T17">– </text:span>мрачно заявила пони.</text:p>
      <text:p text:style-name="P50"><text:span text:style-name="T17">–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7">–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7">– </text:span>Мы с вами раньше встречались?</text:p>
      <text:p text:style-name="P50"><text:span text:style-name="T17">– </text:span>Неа! <text:span text:style-name="T17">– </text:span>пони улыбалась уже широкой улыбкой от уха и до уха. <text:span text:style-name="T17">– </text:span>Это моя пинки-чуйка! Она вернулась!! И поэтому я знаю, что тебя зовут Анон, и ты программист, и тебе <text:span text:style-name="T3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7">– </text:span>Оставь, Салвер.<text:span text:style-name="T17"> </text:span>Ему за счёт заведения.</text:p>
      <text:p text:style-name="P48"><text:span text:style-name="T17">– </text:span>Ясно, мисс Пинки. <text:span text:style-name="T17">– </text:span>официантка кивнула и ушла.</text:p>
      <text:p text:style-name="P48"><text:span text:style-name="T17">– Ч</text:span>его-о-о?<text:span text:style-name="T17"> </text:span>Так это твой бар?</text:p>
      <text:p text:style-name="P48"><text:span text:style-name="T17">– </text:span>Агась. <text:span text:style-name="T17">– </text:span>поняха развела копытами. <text:span text:style-name="T17">– </text:span>Надо же мне было чем-то заниматься после увольнения от Кейков<text:span text:style-name="T1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7">– </text:span>Пинки <text:soft-page-break/>понизила голос до шёпота, <text:span text:style-name="T1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7">– </text:span>Тихо-тихо. <text:span text:style-name="T17">– </text:span>я оглянулся на посетителей. Поняху определённо надо было успокоить: шёпот Пинки, наверное, был слышен даже на улице. <text:span text:style-name="T17">– </text:span>Не вспоминай опять. Давай лучше выпьем на брудершафт. За знакомство.</text:p>
      <text:p text:style-name="P48"><text:span text:style-name="T17">– </text:span>Агась! <text:span text:style-name="T17">– </text:span>кивнула пони, придвигая ко мне бутылку. <text:span text:style-name="T17">–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7">– </text:span>У меня есть идея получше. <text:span text:style-name="T17">– </text:span>на свет показалась фляга Большого Макинтоша.</text:p>
      <text:p text:style-name="P48"><text:span text:style-name="T17">– </text:span>Ух ты-ы-ы! <text:span text:style-name="T17">– </text:span>Пинки понюхала горлышко. <text:span text:style-name="T1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7">– </text:span>Починил телегу. Только молчок про самогон, раз уж ты в курсе. <text:span text:style-name="T17">– </text:span>я разлил сидр по чашкам.</text:p>
      <text:p text:style-name="P48"><text:span text:style-name="T17">– </text:span>Да ты что?! Чтоб я выболтала главную тайну Биг Мака, про которую не знают целых две пони в Понивилле? За кого ты меня принимаешь? <text:span text:style-name="T1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7">–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7">– У </text:span>тебя такая смешная мордочка! <text:span text:style-name="T17">– </text:span>захихикали Пинки, покачиваясь. <text:span text:style-name="T17">– </text:span>Как будто ты <text:span text:style-name="T77">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7">– </text:span>Эм-м… Скажи-ка мне, мой друг П-п-пинки… Легенда про фаэри <text:span text:style-name="T21">— </text:span><text:span text:style-name="T77">эт правда?</text:span></text:p>
      <text:p text:style-name="P48"><text:span text:style-name="T21">– </text:span><text:span text:style-name="T77">Какая из? Их много, вообще-то. Ик!</text:span></text:p>
      <text:p text:style-name="P48"><text:span text:style-name="T21">– </text:span><text:span text:style-name="T77">Про принцесс. Про то, что они фаэри, спустившиеся с неба во плоти, чтоб помогать пони управлять Эквестрией?</text:span></text:p>
      <text:p text:style-name="P48"><text:span text:style-name="T21">– Н</text:span><text:span text:style-name="T77">он-нон, </text:span><text:span text:style-name="T21">– </text:span><text:span text:style-name="T77">захихикала Пинки, взъерошив копытами розовые кудряшки и попытавшись соорудить из них бороду, </text:span><text:span text:style-name="T21">– </text:span><text:span text:style-name="T7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21">– </text:span><text:span text:style-name="T77">Да так. Всё думаю, насколько это одиноко — быть бессмертной в мире смертных. Когда сам никого не любишь, и тебя никто не любит…</text:span></text:p>
      <text:p text:style-name="P48"><text:span text:style-name="T21">– </text:span><text:span text:style-name="T77">Ты что-о-о! Нельзя любить фаэри! Она похитит твоё сердце, и ты будешь искать её, пока не… </text:span><text:span text:style-name="T21">– </text:span><text:span text:style-name="T77">Пинки погрузилась в так и не съеденный салат «по-кантерлотски» и захрапела.</text:span></text:p>
      <text:p text:style-name="P48"><text:span text:style-name="T21">– </text:span><text:span text:style-name="T77">Пока не умру?</text:span></text:p>
      <text:p text:style-name="P48"><text:span text:style-name="T21">– </text:span><text:span text:style-name="T77">Нет, глупенький. </text:span><text:span text:style-name="T21">– </text:span><text:span text:style-name="T77">пробулькала Пинки из миски. </text:span><text:span text:style-name="T21">– </text:span><text:span text:style-name="T77">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7">–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7">– </text:span>Судя по тому, как ты стремительно сбежал от меня не попрощавшись, у тебя проблемы. <text:span text:style-name="T17">– </text:span>заметила с укором кобылка. <text:span text:style-name="T17">– </text:span>Странно, мы, вроде, только сегодня познакомились.</text:p>
      <text:p text:style-name="P51"><text:span text:style-name="T17">– </text:span>Пинки, <text:span text:style-name="T17">– </text:span>несчастным голосом сообщил я ей. <text:span text:style-name="T17">– </text:span>Если я до шести не окажусь дома, проблемы будут у одной маленькой пони. Очень большие проблемы.</text:p>
      <text:p text:style-name="P51"><text:span text:style-name="T17">– </text:span>Хм. <text:span text:style-name="T17">– </text:span>кобылка через окно посмотрела на часы в баре. <text:span text:style-name="T17">– </text:span>Тогда нам надо поторопиться! У нас есть шесть минут!</text:p>
      <text:p text:style-name="P51"><text:span text:style-name="T17">–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7">– </text:span>Сто-о-ой! <text:span text:style-name="T17">– </text:span>заорал я. <text:span text:style-name="T17">– </text:span>Выпрыгивай из бочки!!!</text:p>
      <text:p text:style-name="P51">Кобылка-пилот улыбнулась и постукала копытцем по шлему, показывая, что не слышит меня.</text:p>
      <text:p text:style-name="P51"><text:span text:style-name="T17">– </text:span>Выпрыгива-а-а… <text:span text:style-name="T17">–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7">– </text:span>Эм-м… Уже можно открывать? <text:span text:style-name="T17">– л</text:span>имонная поняшка отняла копыта от висков и открыла глаза. <text:span text:style-name="T17">–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7">– </text:span>Смотри, вот те и ответ на вопрос, куда деваются пони!</text:p>
      <text:p text:style-name="P51"><text:span text:style-name="T17">– </text:span>Где? <text:span text:style-name="T17">– </text:span>единорожка начала оглядываться.</text:p>
      <text:p text:style-name="P51"><text:span text:style-name="T17">– </text:span>Да ты не туда, ты сюда смотри! Вишь, прямо перед тобой! <text:span text:style-name="T17">– </text:span>жёлтая ткнула копытом прямо в меня. <text:span text:style-name="T17">–</text:span> Вот! Его тут до икс-пи-ри-мен-та не было. А терь он есть! Значит, это и есть ответ! Смекаешь?</text:p>
      <text:p text:style-name="P51"><text:span text:style-name="T17">– </text:span>И что? Я всё равно не пойму, куда деваются пони? И куда пропала Скуталу?</text:p>
      <text:p text:style-name="P51"><text:span text:style-name="T17">– Я </text:span>их ем. <text:span text:style-name="T17">– </text:span>зверски ухмыльнувшись, сообщил я поняшам. <text:span text:style-name="T17">–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text:soft-page-break/>Рэрити в магическом сне путешествовала по Эогиппу и видела эгрегор Эквестрии <text:span text:style-name="T17">—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7">— </text:span>ключ к разгадке тайны исчезновения пони.</text:p>
      <text:p text:style-name="P61"><text:span text:style-name="T17">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7">—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7">— </text:span>компания алмазных псов, производящая рубиновые резонаторы для ускорителей <text:span text:style-name="T17">—</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7">—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имус, мне крайне неудобно подгонять тебя.<text:span text:style-name="T1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7">—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7">P.S. Н</text:span>е гневите мироздание воровством! <text:span text:style-name="T36">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7">— </text:span>если ты уже не сердишься на меня <text:span text:style-name="T17">—</text:span> или просто кладу рог тебе на плечо в противном случае.</text:p>
      <text:p text:style-name="P61"/>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3"/>
      <text:p text:style-name="P51"><text:span text:style-name="T17">–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7">–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7">«connection timeout». </text:span>А с особенностями понячьей бюрократии я уже немного ознакомился: было бы легче уговорить Сел написать солнцем «<text:span text:style-name="T17">х#й</text:span>» на небе, чем заставить пони-чинушу поступиться хотя бы запятой в должностных инструкциях.</text:p>
      <text:p text:style-name="P51"><text:span text:style-name="T17">– </text:span>Может, она заснула? <text:span text:style-name="T17">– </text:span>Твайлайт ходила кругами по периметру библиотеки. <text:span text:style-name="T17">– </text:span>Ты говорил, она в последнее время выглядит невыспавшейся.</text:p>
      <text:p text:style-name="P51"><text:span text:style-name="T17">– А </text:span>я думаю, это её критические дни или какая-нибудь другая подобная фигня мешает. <text:span text:style-name="T17">– </text:span>вклинилась радужногривая пегаска. <text:span text:style-name="T17">–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soft-page-break/>***</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7">– </text:span>Это неправильно! <text:span text:style-name="T17">– </text:span>заявила Рэйнбоу Дэш, отвернувшись от окна.</text:p>
      <text:p text:style-name="P51"><text:span text:style-name="T17">– </text:span>Ну да, я тоже так считаю. <text:span text:style-name="T17">– </text:span>откликнулся я. <text:span text:style-name="T17">– </text:span>Тащиться через полстраны только из-за неправильно составленной бумажки!</text:p>
      <text:p text:style-name="P51"><text:span text:style-name="T17">– </text:span>Да я не про то! <text:span text:style-name="T17">– </text:span>отмахнулась пегаска. <text:span text:style-name="T17">– </text:span>Посмотри на поле.</text:p>
      <text:p text:style-name="P51"><text:span text:style-name="T17">– </text:span>И что? Поле как поле.</text:p>
      <text:p text:style-name="P51"><text:span text:style-name="T17">– </text:span>Оно не убрано. <text:span text:style-name="T17">– </text:span>мрачно ответила пегаска. <text:span text:style-name="T17">–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7">– </text:span>У самого посёлка поля убраны. Наверняка дойдёт дело и до остальных.</text:p>
      <text:p text:style-name="P51"><text:span text:style-name="T17">– </text:span>Не дойдёт. <text:span text:style-name="T17">– </text:span>Рэйнбоу Дэш уставилась в карты, сморщила нос и побила мою шестёрку валетом. <text:span text:style-name="T1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7">– </text:span>Спасибо, но от пинкиных плюшек у меня фланки округляются.</text:p>
      <text:p text:style-name="P51"><text:span text:style-name="T17">– </text:span>Да ладно тебе, Дэш! От одной не округлятся.</text:p>
      <text:p text:style-name="P51"><text:span text:style-name="T17">– </text:span>От одной —<text:span text:style-name="T17"> </text:span>нет. Но я ж на одной не остановлюсь. <text:span text:style-name="T17">– п</text:span>егаска взяла карту и нахмурилась. <text:span text:style-name="T17">–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7"> </text:span>Как будто…</text:p>
      <text:p text:style-name="P51"><text:span text:style-name="T17">–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7">–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7">–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7">– </text:span>Леди и джентльпони! Просьба не паниковать! Поезд дальше не идёт: впереди провал! <text:span text:style-name="T17">– </text:span>крикнул проводник.</text:p>
      <text:p text:style-name="P51"><text:span text:style-name="T17">– </text:span>Какой ещё, в дышло, провал? Я проезжал тут два дня назад!</text:p>
      <text:p text:style-name="P51"><text:soft-page-break/><text:span text:style-name="T17">– </text:span>Безобразие! Верните мне деньги за билет!</text:p>
      <text:p text:style-name="P51"><text:span text:style-name="T17">– </text:span>Как вы смеете! Я опоздаю в порт! <text:s/><text:span text:style-name="T17">–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7">– </text:span>Эта дыра фиг знает на сколько длится! <text:span text:style-name="T17">– </text:span>заявила Дэш, выныривая из темноты. <text:span text:style-name="T17">–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7">– </text:span>Дэш, нам надо на ту сторону.</text:p>
      <text:p text:style-name="P51">Пегаска развела копытами.</text:p>
      <text:p text:style-name="P51"><text:span text:style-name="T17">– </text:span>Нет проблем. Я могу тебя перенести.</text:p>
      <text:p text:style-name="P51">Я с сомнением посмотрел на пегаску. Дэш в холке была мне по пояс.</text:p>
      <text:p text:style-name="P51"><text:span text:style-name="T17">–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7">– </text:span>Почти. На восемьдесят процентов. Тут какой-то воздух разрежённый, мне трудно удерживать тебя. <text:span text:style-name="T17">– </text:span>пожаловалась пегаска. <text:span text:style-name="T17">– </text:span><text:s/>Хотя раньше я и побольше вес подымала, честно!</text:p>
      <text:p text:style-name="P51">Мля.</text:p>
      <text:p text:style-name="P51"><text:span text:style-name="T1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7">–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7">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7">– </text:span>двенадцать метров вперёд. Вот, переползу через стык <text:span text:style-name="T1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7">– </text:span>Ты как, в порядке? Анон? <text:span text:style-name="T17">– п</text:span>егаска озабоченно потрогала меня за плечо. <text:span text:style-name="T17">–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7">–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text:soft-page-break/>Мы стояли перед выставочным павильоном Псинтела, о чём свидетельствовала вывеска «<text:span text:style-name="T17">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7">– </text:span>Павильон закрыт! Вы опоздали на две недели. <text:span text:style-name="T17">–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5">Принцесса Селестия Эквестрийская, Дневная Глава Диархии, Непобедимое Солнце, Защитница Кантерлота, Страж Эверфри и прочая и прочая…» </text:span><text:span text:style-name="T50">– </text:span><text:span text:style-name="T54">прочитал охранник, близоруко щурясь.</text:span></text:p>
      <text:p text:style-name="P51"><text:span text:style-name="T17">– </text:span>Удостоверение личности предъявлять? <text:span text:style-name="T17">– </text:span>осведомился я.</text:p>
      <text:p text:style-name="P51"><text:span text:style-name="T17">– </text:span>Ч-ч-человеку А-а-анонимусу? <text:span text:style-name="T17">–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7">– </text:span>Нет, ты видела? Он мне чуть пальцы не размозжил, с-с-скотина!!! <text:span text:style-name="T17">– </text:span>заорал я, прыгая на одной ноге. <text:span text:style-name="T17">– </text:span>Вызывай полицию, пока я этого мудака не прибил нахрен!</text:p>
      <text:p text:style-name="P51">Дэш, ни слова не говоря, прислонила ухо к двери.</text:p>
      <text:p text:style-name="P51"><text:span text:style-name="T17">– </text:span>Будешь смеяться, но именно этим он и занят. Вызывает полицию по телефону. <text:span text:style-name="T17">– </text:span>сообщила пегаска.</text:p>
      <text:p text:style-name="P51"><text:span text:style-name="T17">– </text:span>Ха-ха-ха! Очень смешно, сейчас животик надорву! <text:span text:style-name="T17">– </text:span>съязвил я. <text:span text:style-name="T17">–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7">– </text:span>Оп-па! <text:span text:style-name="T17">– </text:span>пегаска оторвала ухо от двери. <text:span text:style-name="T17">–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7">– </text:span>Сколько у нас времени?</text:p>
      <text:p text:style-name="P51">Дэш почесала в затылке.</text:p>
      <text:p text:style-name="P51"><text:span text:style-name="T17">–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7">–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7">–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text:soft-page-break/>Я рубил пожарным топором тяжёлую директорскую дверь с табличкой «<text:span text:style-name="T17">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7">– “</text:span>Портативный магоэнергетический ускоритель «<text:span text:style-name="T17">Psyntel Rari2+ DDR</text:span>»,<text:span text:style-name="T17"> </text:span>демо-прототип<text:span text:style-name="T17">” – </text:span>прочитал я на бирке. <text:span text:style-name="T17">– </text:span>Оно!</text:p>
      <text:p text:style-name="P51">Снаружи послышался вой сирены и цокот множества копыт.</text:p>
      <text:p text:style-name="P51"><text:span text:style-name="T17">–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7">– </text:span>Это твои двадцать минут? <text:span text:style-name="T17">– </text:span>возмутился я. <text:span text:style-name="T17">– </text:span>Да ещё и десяти не прошло!</text:p>
      <text:p text:style-name="P51">Дэш вымучено скривилась.</text:p>
      <text:p text:style-name="P51"><text:span text:style-name="T17">– Человек</text:span> Анонимус, здание окружено! Мы знаем, что ты внутри! Выходи добровольно, или будешь взят силой! <text:span text:style-name="T17">– </text:span>загремел усиленный мегафоном голос.</text:p>
      <text:p text:style-name="P51">Я разбил топором стеклянные дверцы прибора и вытащил рубины.</text:p>
      <text:p text:style-name="P51"><text:span text:style-name="T17">–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7">– </text:span>Ну уж фигушки. Я тебя тут не оставлю.</text:p>
      <text:p text:style-name="P51"><text:span text:style-name="T17">– </text:span>Дэш! <text:span text:style-name="T17">– </text:span>взмолился я. <text:span text:style-name="T17">–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7">– Н</text:span>е тупи! <text:span text:style-name="T17">– </text:span>упрямо мотнула головой пегаска. <text:span text:style-name="T17">–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7">– </text:span>Быстро за мной! <text:span text:style-name="T17">–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7">– Ю-</text:span>хууу<text:span text:style-name="T17">!!!</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7">–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7">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7">– Анон</text:span>, подвинься!</text:p>
      <text:p text:style-name="P51">Пегаска оттеснила меня крупом и повернулась к двери задом.</text:p>
      <text:p text:style-name="P51"><text:soft-page-break/><text:span text:style-name="T17">–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7">– </text:span>Ты чего на меня так уставился? <text:span text:style-name="T17">– </text:span>подозрительно спросила пегаска.</text:p>
      <text:p text:style-name="P51"><text:span text:style-name="T17">– </text:span>Да так… Не ожидал, что ты такая…</text:p>
      <text:p text:style-name="P51"><text:span text:style-name="T17">– </text:span>Офигенски сильная? <text:span text:style-name="T17">– </text:span>зарделась Дэш. <text:span text:style-name="T17">–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7">– </text:span>Ну вот, теперь действуй! — я положил рубины в кошелёк, повесил его пегаске на шею и вдруг, сам для себя неожиданно, обнял её худенькое тело. <text:span text:style-name="T17">–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7">– </text:span>Ты! Не! По! Нял! Те! Бе! Не! Льзя! Тут! Ос! Та! ВАТЬСЯ!!! <text:span text:style-name="T17">–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7">–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7">– </text:span>Кто мешает нам спать после тяжкого выступления?</text:p>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7">–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7">–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7">– </text:span>А это у нас кто? Гм-м. Пегаска. Вот так раз! Рэйнбоу Дэш! Какими судьбами?</text:p>
      <text:p text:style-name="P51"><text:span text:style-name="T17">– </text:span>ТРИКСИ! <text:span text:style-name="T17">– <text:s/></text:span>фейсхуфнула Дэш. <text:span text:style-name="T17">– </text:span>Во имя Селестии, ЧТО ты тут делаешь?!!</text:p>
      <text:p text:style-name="P51"><text:span text:style-name="T17">– </text:span>Зарабатываем себе на жизнь представлениями, как ни странно! <text:span text:style-name="T17">– </text:span>язвительно ответила единорожка. <text:span text:style-name="T17">–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7">–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7">– </text:span>Нам не интересно знать, что ты подумал. <text:span text:style-name="T17">– </text:span>единорожка зевнула. <text:span text:style-name="T17">– </text:span>Мы намерены сдать вас в полицию.</text:p>
      <text:p text:style-name="P51"><text:span text:style-name="T17">– </text:span>Трикси! Не смей! У нас мегаважное задание! Нам нужно вернуться в Понивилль во что бы то ни стало! <text:span text:style-name="T17">– </text:span>пегаска извивалась изо всех сил, пытаясь выбраться из магического захвата.</text:p>
      <text:p text:style-name="P51"><text:span text:style-name="T17">– </text:span>Три раза ХА! Назови хоть одну причину, по которой нам должно быть не всё равно! <text:span text:style-name="T17">– </text:span>насмешливо сказала Трикси. <text:span text:style-name="T17">–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7">– </text:span>Ей ведь нельзя рассказывать, да?</text:p>
      <text:p text:style-name="P51"><text:span text:style-name="T17">– </text:span>Нельзя. <text:span text:style-name="T17">– </text:span>подтвердил я. <text:span text:style-name="T17">–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7">–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7">– </text:span>ОГО!</text:p>
      <text:p text:style-name="P51">Единорожка аж села на крыльцо от удивления.</text:p>
      <text:p text:style-name="P51"><text:span text:style-name="T17">–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7">–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7">– </text:span>Мы приняли решение не выдавать вас полиции в обмен на то, что вы расскажете нам о вашей секретной миссии!</text:p>
      <text:p text:style-name="P51"><text:span text:style-name="T17">– </text:span>Не пойдёт! <text:span text:style-name="T17">– </text:span>заявил я. <text:span text:style-name="T17">– </text:span>Я уже сказал, что это тайна. Мне добавить нечего.</text:p>
      <text:p text:style-name="P51"><text:span text:style-name="T17">– </text:span>Да неужели? <text:span text:style-name="T17">– </text:span>захлопала ресницами Трикси. <text:span text:style-name="T17">–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7">– </text:span>Так вот, почему в последнее время представления были такими изматывающими! Утечка магии не может не волновать нас! <text:span text:style-name="T17">– </text:span>единорожка задумалась. <text:span text:style-name="T17">– </text:span>Но твой рассказ не объясняет нам, куда исчезла принцесса Селестия!</text:p>
      <text:p text:style-name="P51"><text:span text:style-name="T17">– </text:span>Так вот почему я не могу нести тебя! <text:span text:style-name="T17">– </text:span>вторила ей пегаска. <text:span text:style-name="T17">–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7">–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36">Исчезновение дневной главы диархии: Эквестрия в панике!</text:span>» (статья двухдневной давности).</text:p>
      <text:p text:style-name="P51">«<text:span text:style-name="T36">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3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6">Да отстаньте же вы от меня! Он сказал, что ест пони, но я этого НЕ ВИДЕЛА!!!</text:span>»).</text:p>
      <text:p text:style-name="P51">«<text:span text:style-name="T36">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3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7">“Wanted…” .</text:span></text:p>
      <text:p text:style-name="P38"><text:span text:style-name="T17">–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text:soft-page-break/>– <text:span text:style-name="T1">ОНИ ЧТО, ШУТОК НЕ ПОНИМАЮТ?!! </text:span>– <text:span text:style-name="T1">заорал я наконец. </text:span>– <text:span text:style-name="T1">Нашли пониеда, ёбнутые пони!!!</text:span></text:p>
      <text:p text:style-name="P51"><text:span text:style-name="T17">– </text:span>Прикинь, а? <text:span text:style-name="T17">– </text:span>участливо ткнулась в меня носом Дэш. <text:span text:style-name="T17">– </text:span>Над моими приколами тоже одна я и смеюсь. У<text:span text:style-name="T17">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7">–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4">А ускоритель </text:span><text:span text:style-name="T19">— </text:span><text:span text:style-name="T4">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text:soft-page-break/>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7">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text:soft-page-break/>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7">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text:soft-page-break/></text:p>
      <text:p text:style-name="P51">День спустя…</text:p>
      <text:p text:style-name="P51"/>
      <text:p text:style-name="P51">«<text:span text:style-name="T36">Добро пожаловать в Груммингтон! Вам здесь рады!</text:span></text:p>
      <text:p text:style-name="P51"><text:span text:style-name="T36">Население города </text:span><text:span text:style-name="T79">302 пони</text:span><text:span text:style-name="T36">.</text:span></text:p>
      <text:p text:style-name="P51"><text:span text:style-name="T79">250 пони</text:span><text:span text:style-name="T36">.</text:span></text:p>
      <text:p text:style-name="P51"><text:span text:style-name="T79">125 поней</text:span><text:span text:style-name="T36">.</text:span></text:p>
      <text:p text:style-name="P51"><text:span text:style-name="T36">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3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6">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5">Крепко обнимаю, чешу холку, хлопаю по шее! Твой Анон. </text:span><text:span text:style-name="T32">Дружба </text:span><text:span text:style-name="T45">—</text:span><text:span text:style-name="T32"> </text:span><text:span text:style-name="T4">э</text:span><text:span text:style-name="T32">то, </text:span><text:span text:style-name="T81">так её </text:span><text:span text:style-name="T4">разэтак</text:span><text:span text:style-name="T81">,</text:span><text:span text:style-name="T32"> магия!</text:span></text:p>
      <text:p text:style-name="Standard"><text:span text:style-name="T32">P.S. Мне тебя не хватает. Сильно.</text:span><text:span text:style-name="T73">»</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text:soft-page-break/>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text:soft-page-break/>–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79">37 пни</text:span></text:p>
      <text:p text:style-name="P70">24пн</text:p>
      <text:p text:style-name="P70">15</text:p>
      <text:p text:style-name="P51"><text:span text:style-name="T36">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36">Добро пожаловать в Груммингтон! Вам здесь рады!</text:span></text:p>
      <text:p text:style-name="P51"><text:span text:style-name="T36">Население города </text:span><text:span text:style-name="T79">302 пони</text:span><text:span text:style-name="T36">.</text:span></text:p>
      <text:p text:style-name="P51"><text:span text:style-name="T79">250 пони</text:span><text:span text:style-name="T36">.</text:span></text:p>
      <text:p text:style-name="P51"><text:span text:style-name="T79">125 поней</text:span><text:span text:style-name="T36">.</text:span></text:p>
      <text:p text:style-name="P51"><text:span text:style-name="T36">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text:soft-page-break/>–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3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8">«</text:span><text:span text:style-name="T3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8">».</text:span> «<text:span text:style-name="T36">Провинция пустеет: репортаж из обеспоневшего посёлка</text:span>». «<text:span text:style-name="T36">Нехватка пегасов-погодников: указ принцессы Луны разрешает набор в погодные </text:span><text:soft-page-break/><text:span text:style-name="T36">команды пегасов без лётных аттестатов</text:span>». «<text:span text:style-name="T36">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36">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text:soft-page-break/>–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text:soft-page-break/>–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text:soft-page-break/>–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80">И товары</text:span> вовсе<text:span text:style-name="T80"> не </text:span>бесплатные<text:span text:style-name="T80">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text:soft-page-break/>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80">Оно п</text:span>овсюду. <text:span text:style-name="T80">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text:soft-page-break/></text:p>
      <text:p text:style-name="P51">…</text:p>
      <text:p text:style-name="P51"/>
      <text:p text:style-name="P51">Сознание с трудом возвращалось в гудевшую <text:span text:style-name="T8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80">А т</text:span>ы вставать не хотел! Я очень-очень испугалась. <text:span text:style-name="T80">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7">–</text:span> А какой у тебя там был образ жизни?</text:p>
      <text:p text:style-name="P51"><text:span text:style-name="T17">–</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oft-page-break/><text:span text:style-name="T17">–</text:span> Лягать-колотить! Ты сидел в тюрьме? За что тебя посадили?</text:p>
      <text:p text:style-name="P51"><text:span text:style-name="T17">–</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7">–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6">о такие… гм… заклинания. Ты </text:span><text:span text:style-name="T47">пишешь</text:span><text:span text:style-name="T5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6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7">делать крюк</text:span> в сто миль?! Да это ж ещё неделю ходьбы! У нас картошки осталось на день, твоими стараниями<text:span text:style-name="T17">!</text:span></text:p>
      <text:p text:style-name="P53">Пегаска <text:span text:style-name="T17">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80">матюков мне</text:span> удалось замазать самые большие щели. За тестовый<text:span text:style-name="T80"> </text:span>получасовый заплыв<text:span text:style-name="T80">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text:soft-page-break/>–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80">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80">н жил с пони! И они </text:span>офигенски <text:span text:style-name="T80">любили друг друга! И у них </text:span>был<text:span text:style-name="T80"> </text:span>офигенский <text:span text:style-name="T80">секс! </text:span>И это было круто!<text:span text:style-name="T80"> </text:span>А ты… Ты <text:span text:style-name="T17">—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7">—</text:span> скажем, метров <text:span text:style-name="T1">сорок.</text:span> <text:span text:style-name="T1">Н</text:span>о в такой воде <text:span text:style-name="T42">—</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7">–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7">– </text:span>Выф-выф-вуф! <text:span text:style-name="T17">– </text:span>возразил я.</text:p>
      <text:p text:style-name="P53">Отпихнув от лица живот пегаски и выплюнув шерсть, я продолжил.</text:p>
      <text:p text:style-name="P53"><text:span text:style-name="T17">–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7">– </text:span>Бе-бе-бе! <text:span text:style-name="T17">– </text:span>устало передразнила меня Дэш. <text:span text:style-name="T17">– А</text:span>нон! Я <text:span text:style-name="T17">— </text:span>плохая пони, потому что хотела получить то, что мне не принадлежит. Но какой же ты всё-таки глупый! Пойми, смертные <text:span text:style-name="T17">— </text:span>игрушки в копытах вечных. Любимые, но всего лишь игрушки. Они заботятся о нас, они <text:span text:style-name="T17">— </text:span>наши обожаемые принцессы, и мы боимся их потерять, но мы для них <text:span text:style-name="T17">—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oft-page-break/><text:span text:style-name="T17">– </text:span>Дэш, я знаю. Просто не могу о ней забыть.</text:p>
      <text:p text:style-name="P53">Пегаска тяжело поднялась.</text:p>
      <text:p text:style-name="P53"><text:span text:style-name="T17">– </text:span>Везёт же некоторым. <text:span text:style-name="T17">– </text:span>пробормотала она, раскрывая крылья для просушки.</text:p>
      <text:p text:style-name="P53">…</text:p>
      <text:p text:style-name="P53"><text:span text:style-name="T17">– А </text:span>ты круто ныряешь<text:span text:style-name="T17">! – </text:span>уважительно заметила пегаска после нескольких минут молчания. <text:span text:style-name="T17">–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7">– </text:span>Это остатки былой славы. Мой институтский рекорд <text:span text:style-name="T17">—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1">– А</text:span><text:span text:style-name="T42">нон, ты весь дрожишь! Тебе надо просушить шерсть. </text:span>Снимай-ка одежду! <text:span text:style-name="T17">–</text:span> <text:span text:style-name="T1">с</text:span>командовала <text:span text:style-name="T1">вдруг</text:span> Дэш.</text:p>
      <text:p text:style-name="P1"><text:span text:style-name="T17">–</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7">–</text:span> Куда это ты спрятался? <text:span text:style-name="T17">–</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7">–</text:span> Ты чего? <text:span text:style-name="T17">–</text:span> <text:span text:style-name="T1">в</text:span> конце-концов озадаченно спросила она. <text:span text:style-name="T17">–</text:span> Что-то не так?</text:p>
      <text:p text:style-name="P1"><text:span text:style-name="T17">–</text:span> Не так, <text:span text:style-name="T17">–</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7">–</text:span> А с кем не так? Со мной? С тобой? Или вообще? <text:span text:style-name="T17">–</text:span> <text:span text:style-name="T1">д</text:span>опытывалась пегаска.</text:p>
      <text:p text:style-name="P1"><text:span text:style-name="T17">–</text:span> Наверное, со мной. <text:span text:style-name="T17">–</text:span> <text:span text:style-name="T1">я</text:span> завязал рукава куртки за спиной и вышел из-за куста. <text:span text:style-name="T17">–</text:span> Видишь ли, у нас, у людей, не принято находиться без одежды в обществе других… людей.</text:p>
      <text:p text:style-name="P1"><text:span text:style-name="T17">–</text:span> Ну и?</text:p>
      <text:p text:style-name="P1"><text:span text:style-name="T1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7">–</text:span> А какой смысл в этом правиле? Какую цель оно преследует?</text:p>
      <text:p text:style-name="P1"><text:span text:style-name="T1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7">–</text:span> Я знаю, что такое социальное табу, <text:span text:style-name="T17">–</text:span> важно кивнула Дэш. <text:span text:style-name="T17">–</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7">–</text:span> Вот видишь, ты меня правильно поняла. Описанные тобой табу у нас, кстати, тоже есть.</text:p>
      <text:p text:style-name="P1"><text:span text:style-name="T17">–</text:span> Но, с другой стороны, <text:span text:style-name="T17">–</text:span> продолжала пегаска, подходя ко мне поближе, <text:span text:style-name="T1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7">–</text:span> Дэш подошла вплотную, <text:span text:style-name="T17">–</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17">–</text:span> Дэш!.. Блин! <text:span text:style-name="T17">–</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7">– </text:span>Ты так смешно выглядишь, когда пытаешься спрятаться. <text:span text:style-name="T17">–</text:span> <text:span text:style-name="T1">п</text:span>егаска, немного наклонив голову, наблюдала за моими попытками скрестить ноги и обнять колени руками. <text:span text:style-name="T17">–</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7">–</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7">–</text:span> А-ХА-ХА-ХА-ХА!!! <text:span text:style-name="T17">–</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7">–</text:span> У тебя оригинальный способ исповедаться, Дэш. <text:span text:style-name="T17">–</text:span> наконец закашлялся я. <text:span text:style-name="T17">–</text:span> <text:span text:style-name="T1">Устроить кораблекрушение, з</text:span>атащить в укромное местечко, <text:span text:style-name="T1">а </text:span>под конец сорвать штаны и… <text:span text:style-name="T17">–</text:span> тут Дэш сама прыснула от смеха.</text:p>
      <text:p text:style-name="P1">Вдоволь отсмеявшись, Дэш ткнула меня носом в грудь и спросила:</text:p>
      <text:p text:style-name="P1"><text:span text:style-name="T17">–</text:span> И?</text:p>
      <text:p text:style-name="P1"><text:span text:style-name="T17">–</text:span> Что “и”?</text:p>
      <text:p text:style-name="P1"><text:span text:style-name="T17">–</text:span> Ты сказал: “ А под конец сорвать штаны и…” <text:span text:style-name="T17">–</text:span> вот я и хочу знать, что “и”?</text:p>
      <text:p text:style-name="P1">Я смутился.</text:p>
      <text:p text:style-name="P1"><text:span text:style-name="T17">–</text:span> Да ничего… Не бери в голову.</text:p>
      <text:p text:style-name="P1"><text:span text:style-name="T17">–</text:span> А я хочу брать! Какой ты всё-таки… <text:span text:style-name="T17">–</text:span> Дэш встала, потянувшись сначала передней половиной <text:span text:style-name="T1">тела</text:span>, <text:span text:style-name="T1">а </text:span>потом задней.</text:p>
      <text:p text:style-name="P1"><text:span text:style-name="T17">–</text:span> Какой?</text:p>
      <text:p text:style-name="P1"><text:span text:style-name="T17">–</text:span> Скучный <text:span text:style-name="T1">—</text:span> вот какой! <text:span text:style-name="T1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7">–</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35">. </text:span><text:span text:style-name="T39">Я не могу навязать тебе чувств…</text:span><text:span text:style-name="T35"> </text:span><text:span text:style-name="T39">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7">–</text:span> <text:span text:style-name="T1">Р</text:span>ешай. <text:span text:style-name="T17">–</text:span> <text:span text:style-name="T1">е</text:span>ё нос почти касался моего. <text:span text:style-name="T17">–</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7">–</text:span> Дэш, ты..?</text:p>
      <text:p text:style-name="P1"><text:span text:style-name="T17">–</text:span> Да, Дискорд тебя забери! Я предлагаю тебе ЗА-НЯТЬ-СЯ СЕК-СОМ со мной! <text:span text:style-name="T17">–</text:span> зло отчеканила пегаска. <text:span text:style-name="T17">–</text:span> Я хочу, чтоб ты покрыл меня <text:span text:style-name="T1">и выбросил её из головы</text:span>!</text:p>
      <text:p text:style-name="P1"><text:soft-page-break/>Я просто смотрел на неё и молчал. В голове было пусто.</text:p>
      <text:p text:style-name="P1">Дэш фыркнула мне в лицо, подняла голову и отвернулась. </text:p>
      <text:p text:style-name="P1"><text:span text:style-name="T17">– </text:span><text:span text:style-name="T1">Я не умею. Неумеха. </text:span><text:span text:style-name="T17">–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7">–</text:span> Дэш!</text:p>
      <text:p text:style-name="P1"><text:span text:style-name="T17">–</text:span> Да? <text:span text:style-name="T17">–</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7">–</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7">–</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7">–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7">– </text:span>Хорошо, пусть это будет моей фантазией. А ты правда принимаешь меня?</text:p>
      <text:p text:style-name="P3"><text:span text:style-name="T17">– </text:span>Правда. Но…</text:p>
      <text:p text:style-name="P1"><text:span text:style-name="T17">–</text:span> Что?</text:p>
      <text:p text:style-name="P1"><text:span text:style-name="T17">–</text:span> Ты лежишь на мне.</text:p>
      <text:p text:style-name="P1"><text:span text:style-name="T17">–</text:span> Ну да, лежу, <text:span text:style-name="T17">–</text:span> Дэш ехидно улыбнулась и заёрзала животом. <text:span text:style-name="T17">–</text:span> А что?</text:p>
      <text:p text:style-name="P1"><text:span text:style-name="T17">–</text:span> А то, что в таком положении я до тебя не достану! У тебя слишком высоко расположена… <text:span text:style-name="T1">эм-м</text:span>… анатомия.</text:p>
      <text:p text:style-name="P1"><text:span text:style-name="T17">–</text:span> Потерпи чуть-чуть, <text:span text:style-name="T17">–</text:span> пегаска хихикнула и снова заёрзала животом, прижав его ко мне. <text:span text:style-name="T17">–</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7">–</text:span> Дэш, <text:span text:style-name="T17">–</text:span> прошептал я, <text:span text:style-name="T17">–</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7">–</text:span> Я чувствую тебя, <text:span text:style-name="T17">–</text:span> промурлыкала Дэш. <text:span text:style-name="T17">–</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7">–</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7">–</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7">–</text:span> <text:span text:style-name="T1">Да-а-а</text:span>. <text:span text:style-name="T17">–</text:span> <text:span text:style-name="T1">т</text:span>яжело дышала пегаска. <text:span text:style-name="T17">–</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7">–</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7">–</text:span> Чтобы поднять в воздух вес своего тела и ещё примерно такой же… <text:span text:style-name="T17">–</text:span> прошептала пегаска и закрыла глаза, уткнувшись носом мне в <text:span text:style-name="T1">плечо</text:span>. Дыхание у неё стало прерывистым.</text:p>
      <text:p text:style-name="P1"><text:span text:style-name="T17">–</text:span> А как вы удерживаетесь на облаках? Ведь вы при этом не машете крыльями? <text:span text:style-name="T1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7">–</text:span> <text:span text:style-name="T1">Анон</text:span>, не издевайся, <text:span text:style-name="T17">–</text:span> пегаска нервно хихикнула и вдруг стала нежно, кончиками губ, жевать мочку моего уха. <text:span text:style-name="T17">–</text:span> Я не-мо-гу думать в та-ком… <text:span text:style-name="T1">м-м-м…</text:span> состоянии.</text:p>
      <text:p text:style-name="P1"><text:span text:style-name="T17">–</text:span> Дэш, <text:span text:style-name="T17">–</text:span> рассмеялся я, <text:span text:style-name="T17">–</text:span> отпусти ухо!</text:p>
      <text:p text:style-name="P1"><text:span text:style-name="T17">–</text:span> Отпускаю, <text:span text:style-name="T17">–</text:span> шепнула пегаска мне в ухо. <text:span text:style-name="T17">–</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3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6">Нехватка погодных пегасов: Вондерболты перешли к круглосуточной вахте</text:span>». «<text:span text:style-name="T36">Общественные работы: распоряжением принцессы Луны работы по строительству мостов через провалы расширены и на субботу</text:span>». «<text:span text:style-name="T36">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6">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7">–</text:span> Про меня таки забыли. Отлично.</text:p>
      <text:p text:style-name="P53"><text:span text:style-name="T17">–</text:span> Не уверена. <text:span text:style-name="T17">–</text:span> <text:s/>пегаска почесала затылок. <text:span text:style-name="T17">–</text:span> Там на столбах повсюду висят объявления. За твою голову предлагают пятьдесят тысяч.</text:p>
      <text:p text:style-name="P53"><text:span text:style-name="T17">–</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7">– </text:span>Твайлайт, привет! Мы вернулись! <text:span text:style-name="T17">–</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7">– К</text:span>АКОГО ХУЯ?!! Твайлайт, ёб твою понимать, ты чё творишь? <text:span text:style-name="T17">– </text:span>я вцепился в ручку двери.</text:p>
      <text:p text:style-name="P53"><text:span text:style-name="T17">– </text:span>Твайли, ты чего? <text:span text:style-name="T17">– </text:span>брыкалась Дэш. <text:span text:style-name="T17">– </text:span>Немедленно опусти меня на пол!</text:p>
      <text:p text:style-name="P53"><text:span text:style-name="T17">– </text:span>Извини, Дэши. <text:span text:style-name="T17">– </text:span>скороговоркой бормотала лавандовая единорожка, нервно хихикая. <text:span text:style-name="T17">–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7">– </text:span>А-А-А-А-А-А!!! <text:span text:style-name="T17">–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7">– </text:span>Не беспокойся, Анон-с-вероятностью-пятьдесят-процентов, больно не будет. Не должно быть, во всяком случае. <text:span text:style-name="T17">– </text:span>суетилась единорожка, закрепляя мои руки и ноги в браслетах. <text:span text:style-name="T17">–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7">– Н</text:span>е пытайся. <text:span text:style-name="T17">– </text:span>единорожка покачала головой. <text:span text:style-name="T17">–</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7">–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7">– </text:span>Нет-нет-нет, куда же ты! <text:span text:style-name="T17">– </text:span>магическая аура подхватила меня на полпути к ступенькам. <text:span text:style-name="T17">–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7">– </text:span>Твайлайт, не смей! <text:span text:style-name="T17">– </text:span>хриплым от ужаса голосом прошептал я. <text:span text:style-name="T17">– </text:span>Я тебе потом сниться буду!</text:p>
      <text:p text:style-name="P53"><text:span text:style-name="T17">–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7">–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7">– О</text:span>у! <text:span text:style-name="T80">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17">– </text:span>Хрен-то тебе зачем? <text:span text:style-name="T17">– </text:span>с бессильной злостью спросил я. <text:span text:style-name="T17">– </text:span><text:span text:style-name="T80">Т</text:span>ы собираешься устроить филиал порнхаба для пони-извращенцев?</text:p>
      <text:p text:style-name="P53"><text:span text:style-name="T17">–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7">–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7">– </text:span>А если попроще?</text:p>
      <text:p text:style-name="P53"><text:span text:style-name="T17">– </text:span>Если ты — клон, то превратишься в исходные десять-пятнадцать килограммов песка. Как и все предыдущие. <text:span text:style-name="T17">– </text:span>единорожка указала на ящик с песком, стоящий у противопожарного щита.<text:span text:style-name="T17">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7">– </text:span>Стой! <text:span text:style-name="T17">– </text:span>я лихорадочно искал повод затянуть процесс. <text:span text:style-name="T17">– </text:span>Но ты же не знаешь, каковы могут быть последствия, если я НЕ клон!</text:p>
      <text:p text:style-name="P53"><text:span text:style-name="T17">–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7">–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7">–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7">–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7">–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7">– </text:span>Никогда, слышишь, никогда больше не смей подымать меня…</text:p>
      <text:p text:style-name="P53"><text:span text:style-name="T17">– </text:span>Откуда я знала, что резонансное заклинание так среагирует на…</text:p>
      <text:p text:style-name="P53"><text:span text:style-name="T17">– А</text:span>нон? <text:span text:style-name="T17">– </text:span>пегаска заметила, что я открыл глаза. <text:span text:style-name="T17">– </text:span>Ты в порядке?</text:p>
      <text:p text:style-name="P53">Я издал нечто среднее между брачным рёвом лося и стоном умирающего слона.</text:p>
      <text:p text:style-name="P53"><text:span text:style-name="T17">– </text:span>Я не предполагала, что заклинание магического резонанса нейтрально реагирует только на истинную ткань НАШЕЙ реальности. <text:span text:style-name="T17">– </text:span>зачастила единорожка. <text:span text:style-name="T17">–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7">– </text:span>Но не магнетрон. <text:span text:style-name="T17">– </text:span>заметила Дэш. <text:span text:style-name="T17">–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7">–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7">– Н</text:span>е умничай, сахарок! Шо ты имеешь ввиду под «крупной энергомагической вспышкой»? <text:span text:style-name="T17">– </text:span>почесала в затылке Эпплджек. <text:span text:style-name="T17">– </text:span>Нам хватит ведра воды, чтоб её потушить?</text:p>
      <text:p text:style-name="P53"><text:span text:style-name="T17">–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7">– </text:span>Конски яблоки! <text:span text:style-name="T17">– </text:span>выругалась Эпплджек. <text:span text:style-name="T17">–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7">– </text:span>Ты хорошо подумала? <text:span text:style-name="T17">– в</text:span>торила ей Рэйнбоу Дэш. <text:span text:style-name="T17">– </text:span>В Эквестрии десятки таких городов, как Понивилль! Мы не можем махнуть на них крылом!</text:p>
      <text:p text:style-name="P53"><text:span text:style-name="T17">– </text:span>Тебе-то на Понивилль точно махать! <text:span text:style-name="T17">– </text:span>огрызнулась фермерша. <text:span text:style-name="T17">– Т</text:span>вой дом, поди, не зацепит.</text:p>
      <text:p text:style-name="P53"><text:span text:style-name="T17">– </text:span>Что ты сказала? А ну, повтори? <text:span text:style-name="T17">– </text:span>взвилась пегаска.</text:p>
      <text:p text:style-name="P53"><text:span text:style-name="T17">– </text:span>Не ссорьтесь, девчёнки. <text:span text:style-name="T17">– </text:span>встрял я. <text:span text:style-name="T17">– </text:span>Ничем рисковать не придётся. У меня есть другой вариант. Я ещё в Фетлоке о нём вспомнил.</text:p>
      <text:p text:style-name="P53"><text:soft-page-break/><text:span text:style-name="T17">– </text:span>Ась?</text:p>
      <text:p text:style-name="P53"><text:span text:style-name="T17">– </text:span>Что?</text:p>
      <text:p text:style-name="P53"><text:span text:style-name="T17">– </text:span>Какой? <text:span text:style-name="T17">– </text:span>разом <text:span text:style-name="T17">о</text:span>бернулась ко мне компания.</text:p>
      <text:p text:style-name="P53"><text:span text:style-name="T17">– </text:span>Элементы Гармонии. Ты говорила, <text:span text:style-name="T17">– </text:span>обратился я к Твайлайт, <text:span text:style-name="T17">– </text:span>что их сила на одном уровне с аликорньей.</text:p>
      <text:p text:style-name="P53"><text:span text:style-name="T17">–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7">– Л</text:span>ягать! <text:span text:style-name="T17">– </text:span>сморщилась Эпплджек. <text:span text:style-name="T17">– </text:span>У меня после ожерелья Честности в башке гудит, шо после маковского сидра!</text:p>
      <text:p text:style-name="P53"><text:span text:style-name="T17">–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7">– </text:span>Рэр, иногда лучше жевать, чем говорить. Вот честно!</text:p>
      <text:p text:style-name="P53"><text:span text:style-name="T17">– </text:span>Как пожелаешь! Анон, <text:span text:style-name="T17">– </text:span>повернулась ко мне единорожка. <text:span text:style-name="T17">–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7">– </text:span>Они лежали в нагрудном кармане рубашки.</text:p>
      <text:p text:style-name="P53">Твайлайт отвлеклась от доски.</text:p>
      <text:p text:style-name="P53"><text:span text:style-name="T17">–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7">– </text:span>Вот, прибрался малёхо. Но с потолка сажу ещё не успел счистить, там стремянка нужна.</text:p>
      <text:p text:style-name="P53"><text:span text:style-name="T17">– </text:span>Спайки-Вайки, не выкидывай одежду, пожалуйста. В ней должны быть рубины.</text:p>
      <text:p text:style-name="P53"><text:span text:style-name="T17">– </text:span>Какие ещё рубины? <text:span text:style-name="T17">– </text:span>переспросил Спайк и зажевал быстрее.</text:p>
      <text:p text:style-name="P53"><text:span text:style-name="T17">–</text:span> Резонаторные! <text:span text:style-name="T17">–</text:span> холодея, ответил я. <text:span text:style-name="T17">– </text:span>В кармане рубашки должны лежать четыре кристалла.</text:p>
      <text:p text:style-name="P53"><text:span text:style-name="T17">– Э</text:span>м-м. Так это были резонаторные рубины? Предупреждать надо! Я думал, это мусор. <text:span text:style-name="T17">– </text:span>дракончик пожал плечами и выплюнул на лапу полтора камешка.</text:p>
      <text:p text:style-name="P25"/>
      <text:p text:style-name="P53">…</text:p>
      <text:p text:style-name="P53"/>
      <text:p text:style-name="P53"><text:span text:style-name="T17">–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7">– К</text:span>акой-то неправильный у Нон-нона смех! <text:span text:style-name="T17">– </text:span>голос Пинки был еле слышен из-под наваленных на меня подушек. <text:span text:style-name="T17">–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7">– Н</text:span>он-нон? Ты сейчас правильный, или нет?</text:p>
      <text:p text:style-name="P53"><text:span text:style-name="T17">– А</text:span>нон, ты как? Тебе уже лучше? <text:span text:style-name="T17">– </text:span>в прямоугольнике появилась голова Рэйнбоу Дэш.</text:p>
      <text:p text:style-name="P53"><text:span text:style-name="T17">– </text:span>Фигурально выражаясь, ты в себе? <text:span text:style-name="T17">– </text:span>вклинилась между ними Твайлайт Спаркл.</text:p>
      <text:p text:style-name="P53"><text:span text:style-name="T17">– </text:span>Столько ругательств на одном дыхании я не слышала даже от бабули, когда она зацепилась за порог и перевернула поднос с пирогами! <text:span text:style-name="T17">–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oft-page-break/><text:span text:style-name="T17">– </text:span>Отпустите. Я уже правильный. <text:span text:style-name="T17">–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7">– </text:span>Не огорчайся, ситуацию можно выправить. <text:span text:style-name="T17">– з</text:span>атараторила Твайлайт. <text:span text:style-name="T17">–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7">– </text:span>Ага, Твай по «жучкам» специалист! <text:span text:style-name="T17">– з</text:span>аявил Спайк из-за понячих крупов. <text:span text:style-name="T17">– </text:span>Иначе бы мы по уши завязли в долгах за электричество.</text:p>
      <text:p text:style-name="P53"><text:span text:style-name="T17">– </text:span>Спайк!!! Немедленно… <text:s/>сбегай к Кейкам за выпечкой! Нам всем нужно успокоиться.</text:p>
      <text:p text:style-name="P53"><text:span text:style-name="T17">–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7">– </text:span>Ты точно знаешь, шо делаешь? <text:span text:style-name="T17">– </text:span>переспросила Эпплджек. <text:span text:style-name="T17">– </text:span>Мне бы не хотелось, чтоб от Понивилля остались одни головешки.</text:p>
      <text:p text:style-name="P53"><text:span text:style-name="T17">– </text:span>Не беспокойся, всё просчитано. Я уверена, я подчёркиваю, я абсолютно уверена в безопасности эксперимента!</text:p>
      <text:p text:style-name="P53"><text:span text:style-name="T17">– </text:span>Ой, шо-то мне нехорошо становится, когда ты так говоришь…</text:p>
      <text:p text:style-name="P53"><text:span text:style-name="T17">–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7">–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82">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80"> </text:span>покои Луны<text:span text:style-name="T80"> </text:span>через открытые балконные двери<text:span text:style-name="T80">.</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7">– </text:span>А-а-а, ты всё-таки пришёл… <text:span text:style-name="T17">–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7">–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7">–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7">–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7">–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7">–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7">– </text:span>Сожалеем, что не можем убить тебя.</text:p>
      <text:p text:style-name="P53"><text:soft-page-break/>Обернувшись я встречаюсь с рогом аликорницы, нацеленным мне в грудь.</text:p>
      <text:p text:style-name="P53"><text:span text:style-name="T17">–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7">–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7">–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7">– </text:span>Кимеринн погиб, чтобы ты жил.</text:p>
      <text:p text:style-name="P53">Шаг назад.</text:p>
      <text:p text:style-name="P53"><text:span text:style-name="T17">– </text:span>Сел осталась без магии и развоплотилась из-за тебя.</text:p>
      <text:p text:style-name="P53">Шаг назад.</text:p>
      <text:p text:style-name="P53"><text:span text:style-name="T17">–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0">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7">– </text:span>Ты ведь вернёшься в Эквестрию? Не говори им, что увидел там! <text:span text:style-name="T17">–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7">–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48">– </text:span><text:span text:style-name="T38">Шейла! Шейла Блюскай! И я уже не малышка! </text:span><text:span text:style-name="T48">– </text:span><text:span text:style-name="T38">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8"/>
      <text:p text:style-name="P54">***</text:p>
      <text:p text:style-name="P54"/>
      <text:p text:style-name="P1"><text:span text:style-name="T17">–</text:span> А<text:span text:style-name="T1">нон? </text:span>Вставай! <text:span text:style-name="T17">–</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7">–</text:span> Твайлайт? <text:span text:style-name="T17">–</text:span> Взгляд сфокусировался на лавандовой единорожке, озабоченно осматривающей меня и продолжающей массаж области сердца.</text:p>
      <text:p text:style-name="P1"><text:span text:style-name="T17">–</text:span> Мне не понравился цвет твоей мордочки <text:span text:style-name="T42">— </text:span><text:span text:style-name="T1">т</text:span>ы стал слишком бледный. Я решила прервать <text:span text:style-name="T1">заклинание</text:span>. Как ты себя…</text:p>
      <text:p text:style-name="P1"><text:span text:style-name="T51">–</text:span><text:span text:style-name="T42"> …чувствуешь, дорогая Рэрити?! Я могу чем-нибудь помочь? Вот, выпей воды! </text:span><text:span text:style-name="T51">–</text:span><text:span text:style-name="T42">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7">– </text:span>Ну шо? Увидел шо-нибудь, сахарок?</text:p>
      <text:p text:style-name="P53">Пони уставились на меня с надеждой.</text:p>
      <text:p text:style-name="P53"><text:span text:style-name="T17">– </text:span>Да.</text:p>
      <text:p text:style-name="P53">Откровение давило на психику как тонна кирпичей. Я не знал, что им сказать. Я не мог.</text:p>
      <text:p text:style-name="P53"><text:span text:style-name="T17">– П</text:span>ревосходно!</text:p>
      <text:p text:style-name="P53"><text:span text:style-name="T17">– </text:span>Это просто супер-дупер-здоровски-потрясно!</text:p>
      <text:p text:style-name="P53"><text:span text:style-name="T17">– </text:span>Йей!</text:p>
      <text:p text:style-name="P53"><text:span text:style-name="T17">– </text:span>Ю-ху!</text:p>
      <text:p text:style-name="P53"><text:span text:style-name="T17">– О</text:span>фигенно! Мы победили! Анон, ты молодец!</text:p>
      <text:p text:style-name="P53"><text:span text:style-name="T17">– </text:span>Замечательно! Секундочку, я приготовлю дневник…</text:p>
      <text:p text:style-name="P53">Восторг пони постепенно сменился ожиданием. Я молчал.</text:p>
      <text:p text:style-name="P53"><text:span text:style-name="T17">– </text:span>Эм-м? И что же ты увидел? <text:span text:style-name="T17">– </text:span>не выдержала Твайлайт.</text:p>
      <text:p text:style-name="P53"><text:span text:style-name="T17">– </text:span>Я… не могу сказать этого.</text:p>
      <text:p text:style-name="P53">Ожидание сменилось недоумением. Рэйнбоу Дэш насмешливо скривила губы.</text:p>
      <text:p text:style-name="P53"><text:span text:style-name="T17">– </text:span>Да ладно! Кончай прикалываться, Анон, мы же ждём! Шутка зачлась!</text:p>
      <text:p text:style-name="P53"><text:soft-page-break/><text:span text:style-name="T17">– </text:span>Не могу!!!</text:p>
      <text:p text:style-name="P53"/>
      <text:p text:style-name="P53">…</text:p>
      <text:p text:style-name="P53"/>
      <text:p text:style-name="P53">Молчание прервала Эпплджек.</text:p>
      <text:p text:style-name="P53"><text:span text:style-name="T17">– </text:span>Сахарок, с тобой всё в порядке?</text:p>
      <text:p text:style-name="P53">Дэш подошла ко мне вплотную, обняла меня за шею и прижалась нос к носу.</text:p>
      <text:p text:style-name="P53"><text:span text:style-name="T17">– Анон</text:span>, ты чего? <text:span text:style-name="T17">– </text:span>прошептала она. <text:span text:style-name="T17">– </text:span>Тебя во сне кто-то заколдовал? Мигни мне правым глазом, если да.</text:p>
      <text:p text:style-name="P53">Я высвободился из объятий пегаски.</text:p>
      <text:p text:style-name="P53"><text:span text:style-name="T17">– </text:span>Со мной всё в порядке. <text:span text:style-name="T17">– </text:span>объявил я. <text:span text:style-name="T17">–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7">– </text:span>Конски яблоки! Вот это поворот! А мне так хотелось узнать, шо за нечисть тут орудует!</text:p>
      <text:p text:style-name="P53"><text:span text:style-name="T17">–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7">–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7">– </text:span>Рэр, отвали!</text:p>
      <text:p text:style-name="P53"><text:span text:style-name="T17">– </text:span>Оу, какие страсти! Ладно-ладно, не сердись, дорогая, не мешаю!</text:p>
      <text:p text:style-name="P53"><text:span text:style-name="T17">–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7">–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7">– </text:span>Стойте!</text:p>
      <text:p text:style-name="P53">Твайлайт подняла вверх копыто, призывая к тишине. Потом откуда-то из дальнего шкафа к ней приплыла “Основы заклятий<text:span text:style-name="T17">” Стар Свирла. </text:span>Единорожка нацепила очки и принялась перелистывать книгу, бормоча под нос названия глав.</text:p>
      <text:p text:style-name="P53"><text:span text:style-name="T17">– </text:span>Ага, вот! Нашла! Анон прав! В «Заклинании Последнего Шанса» есть такое! <text:span text:style-name="T17">– </text:span>единорожка принялась зачитывать отрывок.</text:p>
      <text:p text:style-name="P53">…</text:p>
      <text:p text:style-name="P53">«<text:span text:style-name="T19">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32">и </text:span><text:span text:style-name="T19">слишком громко думать. И сообщить способ спасения — означает его разрушить.</text:span>»</text:p>
      <text:p text:style-name="P53">…</text:p>
      <text:p text:style-name="P53"><text:span text:style-name="T17">– </text:span>Ты хочешь сказать, если Анон нам сообщит, в чём причина всей этой фигни, мы не сможем её исправить? <text:span text:style-name="T17">– </text:span>Дэш повернулась ко мне. <text:span text:style-name="T17">–</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7">– </text:span>Это может быть случай так называемого «кота Шротингера». Никогда бы не подумала, что он мне встретится на практике!</text:p>
      <text:p text:style-name="P53"><text:soft-page-break/>Твайлайт протёрла доску тряпочкой и нарисовала на ней коробку.</text:p>
      <text:p text:style-name="P53"><text:span text:style-name="T17">– </text:span>Предположим, в коробке заперт кот. <text:span text:style-name="T17">– н</text:span>арисованный кот упирался лапами в крышку коробки, явно пытаясь выбраться.</text:p>
      <text:p text:style-name="P53"><text:span text:style-name="T17">– </text:span><text:span text:style-name="T80">Допустим, кот бессмертен. Также допустим, что кот з</text:span>аколдован<text:span text:style-name="T80"> </text:span>отложенным <text:span text:style-name="T80">заклятие</text:span>м<text:span text:style-name="T80"> Стирания, которое сработает, если кто-то откроет ящик</text:span>. <text:span text:style-name="T80">То есть, п</text:span>ри открытии<text:span text:style-name="T80"> ящик</text:span>а<text:span text:style-name="T80"> кот исчезнет из </text:span>бытия<text:span text:style-name="T80"> </text:span>— его нет, и никогда не было.</text:p>
      <text:p text:style-name="P53"><text:span text:style-name="T17">– </text:span>Бедный котик. <text:span text:style-name="T17">– </text:span>прошептала Флаттершай.</text:p>
      <text:p text:style-name="P53">Я насторожился, услышав знакомое заклинание.</text:p>
      <text:p text:style-name="P53"><text:span text:style-name="T17">– </text:span>Стой! Откуда тебе известно про заклинание Стирания?</text:p>
      <text:p text:style-name="P53"><text:span text:style-name="T17">–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7">Магическо</text:span>м<text:span text:style-name="T17"> </text:span>В<text:span text:style-name="T17">естник</text:span>е», а профессор Шротингер построил на её базе свой мысленный эксперимент.</text:p>
      <text:p text:style-name="P53"><text:span text:style-name="T17">– </text:span>Гм. Ну ладно, продолжай.</text:p>
      <text:p text:style-name="P53"><text:span text:style-name="T17">– </text:span>Так вот, по условию эксперимента известно, что вероятность того, что кто-то откроет ящик, ненулевая.</text:p>
      <text:p text:style-name="P53"><text:span text:style-name="T17">– </text:span>И что это означает, дорогая? <text:span text:style-name="T17">– </text:span>спросила Рэрити.</text:p>
      <text:p text:style-name="P53"><text:span text:style-name="T17">– </text:span>Это значит, что кто-нибудь когда-нибудь обязательно откроет его.</text:p>
      <text:p text:style-name="P53"><text:span text:style-name="T17">– </text:span>У меня щас башка лопнет! <text:span text:style-name="T17">– </text:span>пожаловалась Дэш. <text:span text:style-name="T17">– </text:span>Так всё-таки, когда этот грёбаный ящик откроют?</text:p>
      <text:p text:style-name="P53"><text:span text:style-name="T17">–</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7">–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7">–</text:span> То есть, ты хошь сказать, шо мы все — навроде этого кота, а Анон боится открыть ящик? Шоб мы не исчезли окончательно?</text:p>
      <text:p text:style-name="P53"><text:span text:style-name="T17">–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7">–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7">– </text:span>Лягать! <text:span text:style-name="T17">– </text:span>выругалась Дэш. <text:span text:style-name="T17">– </text:span>Значит, наши усилия по доставке резонаторов пошли лесом.</text:p>
      <text:p text:style-name="P53"><text:span text:style-name="T17">– </text:span>Не совсем. Мне таки удалось узнать, где искать Селестию.</text:p>
      <text:p text:style-name="P53">В библиотеке снова поднялся галдёж. Твайлайт подняла копыто.</text:p>
      <text:p text:style-name="P53"><text:soft-page-break/><text:span text:style-name="T17">– </text:span>Тихо! Спайк, будь добр, сбегай к Кейкам за выпечкой. Нам надо успокоиться. Анон, хоть про Селестию ты нам можешь рассказать?</text:p>
      <text:p text:style-name="P53"><text:span text:style-name="T17">– </text:span>Могу. <text:span text:style-name="T17">– </text:span>пожал плечами я. <text:span text:style-name="T17">– </text:span>Она в моём мире. Но не спрашивайте меня, как её вернуть — я не знаю.</text:p>
      <text:p text:style-name="P53"><text:span text:style-name="T17">– А </text:span>как ты узнал… <text:span text:style-name="T17">– </text:span>начала было единорожка, но её перебил напряжённый голос Спайка.</text:p>
      <text:p text:style-name="P53"><text:span text:style-name="T17">– </text:span>Твай! <text:span text:style-name="T17">– </text:span>дракончик стоял в дверях спиной к нам. <text:span text:style-name="T17">–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7">–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7">– </text:span>Не так быстро, Рэйнбоу Дэш! <text:span text:style-name="T17">– </text:span>ледяным голосом Луны можно было нарезать воду кубиками для мартини. <text:span text:style-name="T17">– </text:span>Нам есть о чём поговорить с приматом!</text:p>
      <text:p text:style-name="P53">Мы с пегаской застыли в синем левитационном поле и поплыли к Луне.</text:p>
      <text:p text:style-name="P53"><text:span text:style-name="T17">–</text:span> Нет-нет-нет, постойте! <text:span text:style-name="T17">–</text:span> заявила вдруг Твайлайт. <text:span text:style-name="T17">–</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7">–</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7">–</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7">–</text:span> ДОВОЛЬНО! НАМ НАДОЕЛА ЭТА НЕПОКОРНОСТЬ! ПОЗНАЙ ГНЕВ ПРИНЦЕССЫ НОЧИ!!!</text:p>
      <text:p text:style-name="P53"><text:span text:style-name="T17">–</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7">–</text:span> Ай, бля! <text:span text:style-name="T17">–</text:span> в последний момент чей-то луч отрикошетил от магического поля и впился мне в лодыжку. Нога моментально онемела.</text:p>
      <text:p text:style-name="P53"><text:span text:style-name="T17">–</text:span> Не волнуйся, это парализующий луч. Твай таким махалась с Трикси. Пройдёт через полчаса. <text:span text:style-name="T17">–</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7">– </text:span>Не вынуждай Нас идти на крайние меры! <text:span text:style-name="T17">– </text:span>отдувалась Луна. <text:span text:style-name="T17">–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7">– В</text:span>есьма прискорбно, Ваше Высочество, но вынуждена отказать! <text:span text:style-name="T17">– </text:span>переводила дыхание Твайлайт.<text:span text:style-name="T17"> –</text:span> Исключительно по субординационным причинам! Приказ Её Дневного Высочества имеет более высокий приоритет над Вашим!</text:p>
      <text:p text:style-name="P53"><text:span text:style-name="T17">– </text:span>Тогда найди Нам это твоё Дневное Высочество! <text:span text:style-name="T17">– </text:span>взвыла Луна. <text:span text:style-name="T17">– </text:span>В отсутствие Дневной Главы Диархии все дела ведёт Ночная!!!</text:p>
      <text:p text:style-name="P53"><text:span text:style-name="T17">–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7">– </text:span>Дискордова бюрократия! <text:span text:style-name="T17">– </text:span>буркнула аликорница. <text:span text:style-name="T17">–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7">– О</text:span>хренеть! <text:span text:style-name="T17">– </text:span>чертыхнулся Спайк. <text:span text:style-name="T17">– </text:span><text:s/>Твай, она создаёт сферу стихий!</text:p>
      <text:p text:style-name="P53"><text:span text:style-name="T17">– </text:span>Вижу! <text:span text:style-name="T17">– </text:span>донёсся голос единорожки из-под потолка. <text:span text:style-name="T17">–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7">– </text:span>Эм-м, это что-то новенькое, я такого заклинания вообще не знаю. <text:span text:style-name="T17">– </text:span>почесал в затылке Спайк. <text:span text:style-name="T17">–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7">– </text:span>Погоди. У меня есть вариант получше.</text:p>
      <text:p text:style-name="P53">Я вылез из-под шкафа и попрыгал на одной ноге в центр зала.</text:p>
      <text:p text:style-name="P53"><text:span text:style-name="T17">– </text:span>Стойте! Прекратите! Да остановитесь же!!!</text:p>
      <text:p text:style-name="P53">Аликорница и шестёрка уставились на меня.</text:p>
      <text:p text:style-name="P53"><text:span text:style-name="T17">–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7">– </text:span>Ты так говоришь, как будто непричастен к исчезновению Сестры! <text:span text:style-name="T17">– </text:span>к Луне вернулась властная интонация, но фиолетовый шар перестал расти. <text:span text:style-name="T17">– </text:span>Мы не верим тебе! Если попробуешь обмануть Нас и скрыться, даже Тартар покажется тебе курортом!</text:p>
      <text:p text:style-name="P53"><text:span text:style-name="T17">–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7">– </text:span>Как ты её назвал? <text:span text:style-name="T17">– </text:span>отвалилась челюсть у аликорницы.</text:p>
      <text:p text:style-name="P53"><text:soft-page-break/><text:span text:style-name="T17">– </text:span>Эм-м, мне неудобно вмешиваться, но вынуждена вас перебить. <text:span text:style-name="T17">– </text:span>встряла Твайлайт. <text:span text:style-name="T17">– </text:span>Это было экспериментальное заклинание. Локальная заморозка времени. Я, эм-м, не предусмотрела возможности его отмены…</text:p>
      <text:p text:style-name="P53"><text:span text:style-name="T17">– </text:span>Что? <text:span text:style-name="T17">–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7">–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7">– </text:span>Что тут случилось? Почему все висят в воздухе? И всё вот это?</text:p>
      <text:p text:style-name="P53">Голос Спайка откуда-то из подвала ответил:</text:p>
      <text:p text:style-name="P53"><text:span text:style-name="T17">– </text:span>Потому что Твайлайт остановила время. В радиусе девяти метров, как мне кажется. Или десяти.</text:p>
      <text:p text:style-name="P53"><text:span text:style-name="T17">– </text:span>В двенадцати с половиной. <text:span text:style-name="T17">– </text:span>донёсся голос Твайлайт сверху. <text:span text:style-name="T17">–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7">– Н</text:span>Е ВЗДУМАЙ СЧИТАТЬ СЕБЯ ПОБЕДИТЕЛЬНИЦЕЙ! <text:span text:style-name="T17">– </text:span>загремело у меня в мозгу, в обоих сознаниях сразу. <text:span text:style-name="T17">–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7">–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7">–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7">–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7">– </text:span>КТО ИЗ МАГОВ СЕЙЧАС ПРИСУТСТВУЕТ В БИБЛИОТЕКЕ ЗА ПРЕДЕЛАМИ ЗОНЫ СКОЛЛАПСИРОВАВШЕГО ВРЕМЕНИ?</text:p>
      <text:p text:style-name="P53"><text:soft-page-break/>Молчание. Наконец голос Спайка произнёс:</text:p>
      <text:p text:style-name="P53"><text:span text:style-name="T17">–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7">– </text:span>Эм-м, я вам подхожу?</text:p>
      <text:p text:style-name="P53"><text:span text:style-name="T17">– </text:span>КТО ТЫ? ПРЕДСТАВЬСЯ!</text:p>
      <text:p text:style-name="P53"><text:span text:style-name="T17">– </text:span>Эм-м, Лира Хартстрингс, единорог. Я не то, чтобы маг, моя специализация — музыка…</text:p>
      <text:p text:style-name="P53"><text:span text:style-name="T17">– </text:span>ГОДИТСЯ! ТЫ ВИДИШЬ ТОЧКУ СИНГУЛЯРНОСТИ?</text:p>
      <text:p text:style-name="P53"><text:span text:style-name="T17">– </text:span>Эм-м?</text:p>
      <text:p text:style-name="P53">Голос Спайка пояснил:</text:p>
      <text:p text:style-name="P53"><text:span text:style-name="T17">– </text:span>Вон та яркая искорка над лестницей, у которой вся картинка искривляется.</text:p>
      <text:p text:style-name="P53"><text:span text:style-name="T17">– </text:span>Да! Вижу.</text:p>
      <text:p text:style-name="P53"><text:span text:style-name="T17">– </text:span>ТЕПЕРЬ ЛЕВИТИРУЙ ПРИМАТА В ТОЧКУ СИНГУЛЯРНОСТИ.</text:p>
      <text:p text:style-name="P53"><text:span text:style-name="T17">– </text:span>Чего-о-о?!! <text:span text:style-name="T17">– </text:span>возопило моё малое сознание.</text:p>
      <text:p text:style-name="P53"><text:span text:style-name="T17">– </text:span>Эм-м… Зачем?</text:p>
      <text:p text:style-name="P53"><text:span text:style-name="T17">–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7"> </text:span>НЕ ВОЛНУЙСЯ, ДВУНОГИЙ, ТЕБЕ ЭТО НЕ ПОВРЕДИТ.</text:p>
      <text:p text:style-name="P53"><text:span text:style-name="T17">– </text:span>Вы даёте слово, что человеку не будет причинён вред? <text:span text:style-name="T17">– </text:span>голос Лиры обрёл непривычную твёрдость.</text:p>
      <text:p text:style-name="P53"><text:span text:style-name="T17">– </text:span>КАК ТЫ СМЕЕШЬ СОМНЕВАТЬСЯ В НАС, СВОЕЙ ПРИНЦЕССЕ?</text:p>
      <text:p text:style-name="P53"><text:span text:style-name="T17">– Я </text:span>не сомневаюсь в вас, Ваше Высочество… Потому и требую слова!</text:p>
      <text:p text:style-name="P53"><text:span text:style-name="T17">–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7">– </text:span>Ну, блядь, спасибо! <text:span text:style-name="T17">– </text:span>подумал я.</text:p>
      <text:p text:style-name="P53"><text:span text:style-name="T17">–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7">–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7">– </text:span>Проклятье! Тебе только Кэйдэнс осталось обрыгать для полной коллекции! <text:span text:style-name="T17">– </text:span>презрительно заметила Луна, вставая из-под меня.</text:p>
      <text:p text:style-name="P53"><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7">– </text:span>Так шта не так уж сильно мы и погудели с братюней на прошлый Канун горящего очага! <text:span text:style-name="T17">– </text:span>пробормотала Эпплджек, схватившись за голову. <text:span text:style-name="T17">–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7">– </text:span>Итак, Мы ждём <text:span text:style-name="T17">– а</text:span>ликорница смотрела на меня выжидающе. <text:span text:style-name="T17">–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7">–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7">– </text:span>Давай по-порядку. <text:span text:style-name="T17">– о</text:span>становила меня Луна. <text:span text:style-name="T17">–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7">–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7">– Ч</text:span>то? Остатки магии? <text:span text:style-name="T17">–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7">– </text:span>Мы проследили её сновидение до магической вспышки. <text:span text:style-name="T17">– п</text:span>одтвердила Луна. Её взгляд сверлил меня, улавливая малейшие изменения мимики. <text:span text:style-name="T17">–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7">– </text:span>Теперь ты понимаешь, почему Мы виним тебя в развоплощении сестры?</text:p>
      <text:p text:style-name="P53"><text:span text:style-name="T17">– </text:span>Да. Но послушай… Я не могу рассказать всё. <text:span text:style-name="T17">– </text:span>осторожно, как по горячим углям, начал я. <text:span text:style-name="T17">– </text:span>Это может натворить большую беду.</text:p>
      <text:p text:style-name="P53">Луна пристально взглянула на меня и понимающе склонила голову.</text:p>
      <text:p text:style-name="P53"><text:span text:style-name="T17">– </text:span>Мы знаем, иногда так бывает. Продолжай.</text:p>
      <text:p text:style-name="P53"><text:span text:style-name="T17">–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7">– </text:span>Да, помним.</text:p>
      <text:p text:style-name="P53"><text:span text:style-name="T17">–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text:soft-page-break/>В разговор встряла Твайлайт, до этого тихо стоявшая в сторонке.</text:p>
      <text:p text:style-name="P53"><text:span text:style-name="T17">–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7">–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7">–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7">– </text:span>Ты что-то недоговариваешь. <text:span text:style-name="T17">– </text:span>шепнула Луна почти ласково. <text:span text:style-name="T17">–</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7">– …</text:span>а <text:span text:style-name="T17">М</text:span>арк Ботвиний-младший упоминал в «Энциклопедии Арканум» о древнем божестве К<text:span text:style-name="T17">'</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7">– </text:span>Достаточно, Твайлайт. <text:span text:style-name="T17">– </text:span>остановила единорожку Луна. <text:span text:style-name="T17">–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7">–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7">– </text:span>Да, это может сработать. <text:span text:style-name="T17">– </text:span>кивнула Луна. <text:span text:style-name="T17">–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7">– </text:span>Разумеется, я помогу вам! <text:span text:style-name="T17">– </text:span>воскликнула Твайлайт с энтузиазмом. <text:span text:style-name="T17">– </text:span>У меня же есть опыт, хоть и не очень удачный.</text:p>
      <text:p text:style-name="P53">Луна сморщила нос при этих словах, но всё же кивнула.</text:p>
      <text:p text:style-name="P53"><text:span text:style-name="T17">–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7">– </text:span>Я приглашу их. Они не откажутся.</text:p>
      <text:p text:style-name="P53"><text:span text:style-name="T17">– </text:span>Что ж, ещё одной проблемой меньше. Теперь нужно решить, как найти Сел. Кто-то должен отправиться за ней.</text:p>
      <text:p text:style-name="P53"><text:span text:style-name="T17">– </text:span>Это, разумеется, буду я. <text:span text:style-name="T17">– п</text:span>ожал плечами я. <text:span text:style-name="T17">– Р</text:span>азумная пони там и шагу не сделает без того, чтобы не попасть в лабораторию к учёным или военным.</text:p>
      <text:p text:style-name="P53"><text:soft-page-break/><text:span text:style-name="T17">– </text:span>А если…</text:p>
      <text:p text:style-name="P53"><text:span text:style-name="T17">– </text:span>А если она прикинется неразумной, <text:span text:style-name="T17">– </text:span>предвосхитил я вопрос единорожки, <text:span text:style-name="T17">–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7">– </text:span>Остаётся ещё одна проблема. <text:span text:style-name="T17">– </text:span>тихо сказала тёмная аликорница. <text:span text:style-name="T17">–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7">– </text:span>Я попробую подыскать подходящие заклинания для работы с флорой. <text:span text:style-name="T17">– </text:span>загорелась научным рвением Твайлайт. <text:span text:style-name="T17">–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7">– </text:span>Почему ты так опасаешься гибели Селестии? <text:span text:style-name="T17">– </text:span>наконец спросил я аликорницу. <text:span text:style-name="T17">– </text:span>Ведь вы бессмертны. Рано или поздно твоя сестра вернётся к тебе, как ты вернулась к ней через тысячу лет заточения.</text:p>
      <text:p text:style-name="P53"><text:span text:style-name="T17">– </text:span>Ха! <text:span text:style-name="T17">– </text:span>с горечью отозвалась Луна. <text:span text:style-name="T17">–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7">–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7">–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7">– </text:span>Почему же ты не смогла найти меня с его помощью?</text:p>
      <text:p text:style-name="P53">Аликорница смутилась.</text:p>
      <text:p text:style-name="P53"><text:span text:style-name="T17">–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7">– </text:span>Да уж, успех тотальный. <text:span text:style-name="T17">– </text:span>скептически отозвался я, прислушиваясь к звукам уборки. <text:span text:style-name="T17">– </text:span>Я бы и сам к тебе заявился с результатами эксперимента, дай ты мне пару дней времени.</text:p>
      <text:p text:style-name="P53"><text:span text:style-name="T17">– </text:span>Как бы то ни было, <text:span text:style-name="T17">– </text:span>поджала губы Луна, <text:span text:style-name="T17">–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7">– </text:span>У нас было достаточно плодотворное сотрудничество. <text:span text:style-name="T17">– </text:span>осторожно начал я. <text:span text:style-name="T17">– </text:span>Хотя основную часть работы сделал я, Дэш и Твайлайт.</text:p>
      <text:p text:style-name="P53"><text:soft-page-break/><text:span text:style-name="T17">– </text:span>Неудивительно! <text:span text:style-name="T17">– </text:span>фыркнула Луна. <text:span text:style-name="T17">– </text:span>в<text:span text:style-name="T17"> </text:span>этом — вся Сел. Сестра, в отличие от Нас, всегда норовит спихнуть тяжёлую задачу на кого-нибудь другого!</text:p>
      <text:p text:style-name="P53"><text:span text:style-name="T17">– </text:span>А также совместить приятное с полезным. <text:span text:style-name="T17">– </text:span>не удержался я от подколки.</text:p>
      <text:p text:style-name="P48">Луна бросила на меня тяжёлый взгляд.</text:p>
      <text:p text:style-name="P51"><text:span text:style-name="T23">–</text:span> Вот это вряд ли! Сел охладела к сексу ещё до Нашей ссылки. И, насколько Нам известно, за время Нашего отсутствия её предпочтения в <text:span text:style-name="T17"><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22">–</text:span> Тогда зачем она..?</text:p>
      <text:p text:style-name="P48"><text:span text:style-name="T22">–</text:span> Дала тебе? <text:span text:style-name="T22">–</text:span> цинично завершила мой вопрос Луна. <text:span text:style-name="T22">–</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23">–</text:span> А другие? Они тоже… давали мне потому, что считали меня последним шансом?</text:p>
      <text:p text:style-name="P51">У аликорницы отвалилась челюсть.</text:p>
      <text:p text:style-name="P51"><text:span text:style-name="T23">–</text:span> Другие? Кто ещё?<text:span text:style-name="T17"> </text:span>С кем ещё у тебя были… отношения?</text:p>
      <text:p text:style-name="P48"><text:span text:style-name="T22">–</text:span> С Рэйнбоу Дэш <text:span text:style-name="T22">–</text:span> ответил я несчастным голосом. <text:span text:style-name="T22">–</text:span> И, может быть, с Пинки.</text:p>
      <text:p text:style-name="P48"><text:span text:style-name="T22">–</text:span> А ты живчик. <text:span text:style-name="T22">–</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22">– Что?!! – с недоверием воскликнула Луна. – Сестра никогда не умела лечить. И сейчас не умеет </text:span><text:span text:style-name="T78">—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22">– О небо! Теперь Мы понимаем, почему она так ослабела! Как это в стиле Сестры </text:span><text:span text:style-name="T78">—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22">– Заместительная терапия </text:span><text:span text:style-name="T78">—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22">–</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22">– </text:span><text:span text:style-name="T7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7">– Анон</text:span>, ты в порядке? <text:span text:style-name="T17">– </text:span>на балкон заглянула Дэш. <text:span text:style-name="T17">–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7">– </text:span>Спасибо, Дэш. Ты настоящий друг.</text:p>
      <text:p text:style-name="P53"><text:span text:style-name="T17">– </text:span>Сначала нам нужно вернуться в Кантерлот. <text:span text:style-name="T17">– п</text:span>рервала нас Луна. <text:span text:style-name="T17">–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7">– </text:span>Если отменить праздник, начнутся волнения. <text:span text:style-name="T17">– </text:span>ответила Луна на мой не заданный вопрос. <text:span text:style-name="T17">–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9"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7">– </text:span>Да шо ж такое творится-то! Ни в жисть не поверю, чтоб в Кантерлоте пустые дома были! <text:span text:style-name="T17">– </text:span>заявила Эпплджек. <text:span text:style-name="T17">–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7">– </text:span>Какая жалость, что это всё из-за вампирского мира! <text:span text:style-name="T17">– </text:span>пробормотала Рэрити. <text:span text:style-name="T17">–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7">– Анон</text:span>, ты тут? <text:span text:style-name="T17">–</text:span>Дэш просунула нос в дверь, не дожидаясь отклика. <text:span text:style-name="T17">– </text:span>Ага, вот ты где! Я с тобой!</text:p>
      <text:p text:style-name="P53">Она швырнула перемётные сумки мне на постель и пошла к выходу.</text:p>
      <text:p text:style-name="P53"><text:span text:style-name="T17">– </text:span>Ну, чего застрял? Пошли скорее, а то на хавчик опоздаем! <text:span text:style-name="T17">–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7">– </text:span>Располагайтесь. <text:span text:style-name="T17">–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7">–</text:span> всхлипула Дэш.</text:p>
      <text:p text:style-name="P53"><text:span text:style-name="T17">– </text:span>Ну что же вы? Присаживайтесь. <text:span text:style-name="T17">– </text:span>вновь пригласила Луна. <text:span text:style-name="T17">–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7">одной</text:span> подушки. </text:p>
      <text:p text:style-name="P53"><text:span text:style-name="T17">– </text:span>Мы узнали у шеф-повара Сестры о твоих кулинарных предпочтениях. <text:span text:style-name="T17">– у</text:span>лыбнулась мне Луна. <text:span text:style-name="T17">–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7">–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text:soft-page-break/>–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7">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text:soft-page-break/>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text:soft-page-break/>– Сел - Сел… Ну почему ты такая… – пробормотал я сквозь слёзы.</text:p>
      <text:p text:style-name="P53"/>
      <text:p text:style-name="P54">***</text:p>
      <text:p text:style-name="P79"/>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86">д</text:span>ЕсЬ БЫл <text:span text:style-name="T87">д</text:span>ИскОр<text:span text:style-name="T85">Д</text:span>».</text:p>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text:soft-page-break/>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8"></text:span><text:span text:style-name="T8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90">Зафиксирована опасная ситуация. Сознание пациента </text:span><text:span text:style-name="T91">&lt;</text:span><text:span text:style-name="T90">Селестия</text:span><text:span text:style-name="T91">&gt;</text:span><text:span text:style-name="T90"> не регистрируется. Активируется протокол экстренной эвакуации пациента </text:span><text:span text:style-name="T91">&lt;</text:span><text:span text:style-name="T90">Селестия</text:span><text:span text:style-name="T91">&gt;</text:span><text:span text:style-name="T90"> к супервизору </text:span><text:span text:style-name="T91">&lt;</text:span><text:span text:style-name="T90">Луна</text:span><text:span text:style-name="T91">&gt;</text:span><text:span text:style-name="T90">.</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36">7.76</text:span>», сменившись на «<text:span text:style-name="T36">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text:soft-page-break/>–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2"/>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7">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36">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text:soft-page-break/>–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text:soft-page-break/>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7">,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36">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text:soft-page-break/>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78">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78">—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48">–</text:span><text:span text:style-name="T38"> Ну хорошо, а кто вами правит? Аликорн? Драконикус? Какой-нибудь человек с рогом во лбу? Или у вас нет правителя?</text:span></text:p>
      <text:p text:style-name="P34"><text:span text:style-name="T17">–</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80">трид</text:span><text:span text:style-name="T1">цать лет, если его сменят через </text:span><text:span text:style-name="T80">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text:soft-page-break/>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7">~~~ </text:span>Человек Анонимус Терранский <text:span text:style-name="T17">~~~</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29">26.07.2143 А.С.</text:p>
      <text:p text:style-name="P53"/>
      <text:h text:style-name="Heading_20_2" text:outline-level="2">24. Навсегда. И всегда.</text:h>
      <text:p text:style-name="P126"/>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text:soft-page-break/>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text:soft-page-break/>–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pan text:style-name="T1">«Королева Лорен» жалобно потрескивала, опираясь </text:span><text:span text:style-name="T80">задней осью </text:span><text:span text:style-name="T1">на табуретку. Я прилаживал ей новое колесо взамен <text:s/>утраченного. </text:span><text:span text:style-name="T80">Ещ</text:span><text:span text:style-name="T1">ё</text:span><text:span text:style-name="T80"> </text:span><text:span text:style-name="T1">немного, и будет как новенькая! В дворцовом гараже среди кучи хлама таки нашлось лопнувшее колесо, которое </text:span><text:span text:style-name="T80">мне удалось</text:span><text:span text:style-name="T1"> починить — о</text:span><text:span text:style-name="T80">бучение у</text:span><text:span text:style-name="T1"> Норфа не </text:span><text:span text:style-name="T80">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80">на </text:span><text:span text:style-name="T1">корпус</text:span><text:span text:style-name="T80">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80">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80">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text:soft-page-break/>–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80">о всём мире остались только м</text:span>ы<text:span text:style-name="T80">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2"/>
      <text:p text:style-name="P48">И прежде чем я успел что-либо осмыслить, из дальнего закутка моей души вырвался ответ.</text:p>
      <text:p text:style-name="P92"/>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2"><text:soft-page-break/></text:p>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text:soft-page-break/>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36">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text:soft-page-break/></text:p>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3">Я внимательно всмотрелся в аликорницу. На сабатон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80">при</text:span>казала Луна ринувшимся было ей на помощь стражникам. – До завершения задачи Мы не обращаем внимания на раны.</text:p>
      <text:p text:style-name="P53">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80">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text:soft-page-break/>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text:soft-page-break/>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36">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80">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3">– <text:span text:style-name="T80">А ч</text:span>то случилось с кракеном?</text:p>
      <text:p text:style-name="P53">– Он провалился в <text:span text:style-name="T80">П</text:span>ровал. – отвечает пегаска и смотрит на извивающийся кус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3"><text:soft-page-break/>Я осторожно качаю головой, стараясь не вызвать боль.</text:p>
      <text:p text:style-name="P53">– Я видел только маленькую часть замка Сестёр. И то, в основном, подземелья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3">Прекрасно!</text:p>
      <text:p text:style-name="P53">Я спускаюсь вниз и сажусь на обломок сте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триста грёбанных метров.</text:p>
      <text:p text:style-name="P53"/>
      <text:p text:style-name="P53">…</text:p>
      <text:p text:style-name="P53"><text:soft-page-break/></text:p>
      <text:p text:style-name="P53">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42">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42">—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1"><text:span text:style-name="T1">– Отпусти. Тут опасно. Тебе надо добраться до тронного зала.</text:span></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1"><text:span text:style-name="T1">Холодный взгляд жёлтых глаз без зрачков гипнотизирует. Сокращения щупалец медленно передвигают тело к нам.</text:span></text:p>
      <text:p text:style-name="P3">– Дэш!!!</text:p>
      <text:p text:style-name="P3"><text:soft-page-break/>Следующее щупальце обвивается вокруг моего пояса, но пегаска перекусывает его.</text:p>
      <text:p text:style-name="P1"><text:span text:style-name="T1">– Убирайся!!! Не распускай нюни! Я не смогу тебя защитить!</text:span></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1"><text:span text:style-name="T1">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span></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8">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7">!</text:span></text:p>
      <text:p text:style-name="P4"><text:soft-page-break/>–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7">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61" text:outline-level="3">Воскресенье</text:h>
      <text:p text:style-name="P48"/>
      <text:p text:style-name="P1"><text:soft-page-break/>Невесомость, удар, чувство веса. Я открываю глаза.</text:p>
      <text:p text:style-name="P1">Крыша <text:span text:style-name="T27">Bionic Hill-12</text:span> тускло отсвечивает в свете звёзд. <text:span text:style-name="T38">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text:span text:style-name="T98">неопределённого возраста</text:span> мужчина в <text:span text:style-name="T12">шортах и </text:span><text:span text:style-name="T13">смокинге</text:span><text:span text:style-name="T98"> </text:span><text:span text:style-name="T1">жмутся</text:span> к стенке рядом.</text:p>
      <text:p text:style-name="P48">–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0">— феерия эмоций переполняла меня во время пребывания в ярком нескладном мире, что остался позади. </text:span><text:span text:style-name="T43">Я тогда как будто вынырнул из трясины и начал дышать, ощущая каждой своей клеточкой полную гамму чувств и оттенков жизни. Но у</text:span><text:span text:style-name="T40">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1"><text:span text:style-name="T40">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span></text:p>
      <text:p text:style-name="P48">Углубившись в в<text:span text:style-name="T102">о</text:span>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68">Невозможно поверить, но два месяца</text:span><text:span text:style-name="T31"> </text:span><text:span text:style-name="T68">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text:soft-page-break/>Ещё совсем недавно смыслом жизни для меня было дотянуть до отпуска, отоспаться и уехать куда подальше из города на пару недель.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77">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text:span text:style-name="T100">И почему они так боятся любить.</text:span></text:p>
      <text:p text:style-name="P57">Да, Анон, тебе тоже нужно завязывать с конеёбством. После гибели Дэш ты больше не сможешь никого пустить в свою душу.</text:p>
      <text:p text:style-name="P57">…</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text:soft-page-break/>–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text:span><text:span text:style-name="T3">самой </text:span><text:span text:style-name="T2">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147"><text:span text:style-name="T99">Драконикус непонимающе уставился на меня </text:span><text:span text:style-name="T3">разноцветными глазами. </text:span>Я тяжко вздохнул.</text:p>
      <text:p text:style-name="P148">– Я там работал семь лет. <text:span text:style-name="T100">Уволился два месяца назад. </text:span>Думал, вырвался из этого омута навсегда. <text:span text:style-name="T100">К</text:span>ак видишь, <text:span text:style-name="T100">о</text:span>шибался.</text:p>
      <text:p text:style-name="P36"/>
      <text:p text:style-name="P36">…</text:p>
      <text:p text:style-name="P36"/>
      <text:p text:style-name="P48">Бип-бип-бип!</text:p>
      <text:p text:style-name="P53">– Анон? – голос в трубке не смог скрыть радостного изумления. – <text:span text:style-name="T100">Привет! </text:span>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42">– </text:span>Привет, Нэш. Это Анон.</text:p>
      <text:p text:style-name="P1"><text:span text:style-name="T42">–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8"><text:soft-page-break/>…</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80">кликнул по ним правой кнопкой </text:span><text:span text:style-name="T1">мыши</text:span><text:span text:style-name="T80"> и </text:span><text:span text:style-name="T1">выбрал</text:span><text:span text:style-name="T80"> из контекстного меню пункт “Форматировать”.</text:span></text:p>
      <text:p text:style-name="P3">Заебись.</text:p>
      <text:p text:style-name="P3">Я глянул на часы. Двенадцать. Пора.</text:p>
      <text:p text:style-name="P1"><text:span text:style-name="T101">Н</text:span>аброси<text:span text:style-name="T101">в</text:span> на плечи куртку, <text:span text:style-name="T101">я</text:span>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text:span text:style-name="T101">за наличку </text:span>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text:span><text:span text:style-name="T14">е</text:span><text:span text:style-name="T1">, конечно, </text:span><text:span text:style-name="T14">начхать</text:span><text:span text:style-name="T1">,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text:span><text:span text:style-name="T14">Солнцезадая</text:span><text:span text:style-name="T1">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8">Сейчас уже нельзя ничего изменить и придётся ему довер</text:span><text:span text:style-name="T39">иться</text:span><text:span text:style-name="T38">.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9">— и она с нами</text:span>!</text:p>
      <text:p text:style-name="P149">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text:span text:style-name="T103">Ксения</text:span>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text:span text:style-name="T103">Ксении</text:span>.</text:p>
      <text:p text:style-name="P1">– Ну что?</text:p>
      <text:p text:style-name="P65"><text:soft-page-break/>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span text:style-name="T15">ХА-ХА</text:span><text:span text:style-name="T1">!!!</text:span></text:p>
      <text:p text:style-name="P65">Дискорд приблизил своё лицо к моему вплотную. Я внезапно почувствовал присутствие <text:span text:style-name="T104">безумного, </text:span>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8">— притащите в Эквестрию клона. Не то, чтобы я был против — это будет даже забавно. Но недолго, ха-ха! Недели две, не больше.</text:span><text:span text:style-name="T35"> </text:span><text:span text:style-name="T1">Клянусь бородой Селестии, потом в Эквестрии вспыхнут бунты с требованием вернуть на трон Найтмэр Мун! </text:span><text:span text:style-name="T16">Бу-га-га-га!!!</text:span></text:p>
      <text:p text:style-name="P3">С этими словами драконикус смылся, скатившись на жалобно крякающем гироскутере прямо по ступенькам.</text:p>
      <text:p text:style-name="P3">Б<text:span text:style-name="T104">лядь</text:span>…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text:span text:style-name="T105">Когда я н</text:span>е на<text:span text:style-name="T105">шёл</text:span> опоры <text:span text:style-name="T105">под </text:span>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61"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text:span text:style-name="T106">коробку</text:span>.</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8">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7">– Пожалуйста, </text:span>Анон<text:span text:style-name="T17">… не называй его так… Дискорд </text:span>— сложный и… эмм, неоднозначный. Но он не злой. Он очень ранимый и болезненный…</text:p>
      <text:p text:style-name="P99">– Угу. Помню, когда была у тя в гостях в прошлом году, так этот “болезненный” так ущипнул меня за круп, <text:span text:style-name="T106">шт</text:span>о пришлось ему промеж ног пилюлю прописать. – пробурчала Эпплджек себе под нос.</text:p>
      <text:p text:style-name="P99">– Ты его слишком… эмм, упрощаешь. – продолжала Флаттершай. – Вот, взгляни сюда.</text:p>
      <text:p text:style-name="P99">Флаттершай повернула ко мне экран. Мультяшный Дискорд с <text:span text:style-name="T106">полными слёз</text:span> глазами стоял на ледовом катке перед брошенными коньками.</text:p>
      <text:p text:style-name="P153"><text:span text:style-name="T17">– Эт</text:span><text:span text:style-name="T26">и</text:span><text:span text:style-name="T17"> мультик</text:span><text:span text:style-name="T26">и</text:span><text:span text:style-name="T17">… </text:span><text:span text:style-name="T24">О</text:span><text:span text:style-name="T17">н</text:span><text:span text:style-name="T26">и</text:span><text:span text:style-name="T17">… эмм… </text:span><text:span text:style-name="T24">у</text:span><text:span text:style-name="T17">прощён</text:span><text:span text:style-name="T26">ы</text:span><text:span text:style-name="T17"> до ужаса. Если честно, я… эмм… не понимаю, как такое может кому-то нравиться. Прямо как сахарная патока. </text:span><text:span text:style-name="T24">Разве что </text:span><text:span text:style-name="T25">очень </text:span><text:span text:style-name="T24">маленьким девочкам… </text:span><text:span text:style-name="T38">На самом деле всё было… эмм… гораздо, гораздо сложнее… </text:span><text:span text:style-name="T62">Например, в серии про возвращение гармонии… </text:span><text:span text:style-name="T59">В </text:span><text:span text:style-name="T60">этом мультике освободившийся</text:span><text:span text:style-name="T59"> Дискорд заколдовал всех нас </text:span><text:span text:style-name="T60">и… </text:span><text:span text:style-name="T62">эмм… </text:span><text:span text:style-name="T60">обманом изменил нашу суть… Эпплджек стала лгуньей, Рэрити — жадиной, Пинки — </text:span><text:span text:style-name="T61">брюзгой, Рэйнбоу Дэш — предательн</text:span><text:span text:style-name="T64">и</text:span><text:span text:style-name="T61">цей, а я… </text:span><text:span text:style-name="T62">эмм… </text:span><text:span text:style-name="T66">я </text:span><text:span text:style-name="T61">стала грубиянкой. На самом деле всё было не совсем так…</text:span></text:p>
      <text:p text:style-name="P155"><text:span text:style-name="T61">Я </text:span><text:span text:style-name="T38">с удивлением повернулся к притихшей Флаттершай.</text:span></text:p>
      <text:p text:style-name="P154"><text:span text:style-name="T58">– </text:span><text:span text:style-name="T62">А как?</text:span></text:p>
      <text:p text:style-name="P156"><text:span text:style-name="T62">Д</text:span><text:span text:style-name="T38">евушка </text:span><text:span text:style-name="T65">обхватила себя руками, как от холода</text:span><text:span text:style-name="T38">. Я еле различал её полушёпот.</text:span></text:p>
      <text:p text:style-name="P154"><text:span text:style-name="T58">– </text:span><text:span text:style-name="T62">На самом деле… Дискорд просто высвободил то плохое, что в нас уже было… То, что кажд</text:span><text:span text:style-name="T64">ая</text:span><text:span text:style-name="T62"> </text:span><text:span text:style-name="T64">прятала подальше и никогда-никогда не показывала другим</text:span><text:span text:style-name="T62">… </text:span><text:span text:style-name="T66">Это была его шутка… </text:span><text:span text:style-name="T62">Дискорд не </text:span><text:span text:style-name="T63">привносил своего зла, потому что на самом деле… он не злой… </text:span><text:span text:style-name="T38">Он может очень не нравится, но… эмм, потому что ты видишь только внешнюю картинку.</text:span></text:p>
      <text:p text:style-name="P111">– А ты в курсе, что твой Дискорд многократно сжигал Селестию живьём? <text:span text:style-name="T108">Хороша шутка, обхохочешься!</text:span> – выпалил я.</text:p>
      <text:p text:style-name="P111">– Эмм… Да, <text:span text:style-name="T109">в курсе</text:span>…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text:span text:style-name="T107">Сейчас всё по другому. Он никогда… эмм… не признается в этом на публику, но… эмм… он не причинит настоящего зла принцессам…</text:span></text:p>
      <text:p text:style-name="P99"><text:span text:style-name="T17">– Это всего лишь твои домыслы. С тем же успехом я могу объяснить это тем, что он </text:span>— злой придурок!</text:p>
      <text:p text:style-name="P111">– Это не мои… <text:span text:style-name="T107">эмм… </text:span>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99"><text:span text:style-name="T107">Девушка</text:span> слабо улыбнулась.</text:p>
      <text:p text:style-name="P111"><text:soft-page-break/>– Я не сержусь… На Дискорда трудно не злиться… Он так себя ведёт, потому что его это… эмм… <text:s/>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text:span text:style-name="T110">рас</text:span>крытого в ругательстве рта.</text:p>
      <text:p text:style-name="P94">– Что ты решил, Анон?</text:p>
      <text:p text:style-name="P94">Я пожал плечами.</text:p>
      <text:p text:style-name="P3">– М<text:span text:style-name="T38">ы заманим </text:span><text:span text:style-name="T67">Ксению</text:span><text:span text:style-name="T38">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8">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text:span text:style-name="T110">руку</text:span> с таким упорством, скорее всего, не смог бы даже я.</text:p>
      <text:p text:style-name="P146">Послышался хруст и треск рвущейся материи. <text:span text:style-name="T110">У</text:span>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text:span text:style-name="T110">то</text:span>, что снеговик упал в воду не вертикально, как скользил по льду, а завалившись напоследок вперёд, <text:span text:style-name="T110">как будто попытавшись в последний момент затормозить</text:span>.</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text:span text:style-name="T113">внезапно </text:span>стали враждебными, таящими в себе скрытую опасность. <text:span text:style-name="T113">Я озирался, как затравленный волк.</text:span></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text:span text:style-name="T112">Когда я</text:span> бросил <text:span text:style-name="T1">напоследок</text:span> взгляд на озеро, мне показалось, что из-подо льда нас провожали злые глазки <text:span text:style-name="T112">из бутылочных пробок</text:span>.</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text:span text:style-name="T113">наш искусственный разум</text:span>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text:span text:style-name="T113">Ксения</text:span>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text:span text:style-name="T113">Тогда у нас ничего н</text:span>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text:span text:style-name="T113">к себе в квартиру и </text:span>на крышу.</text:p>
      <text:p text:style-name="P1">– <text:span text:style-name="T113">Ксения</text:span>, можно тебя на секундочку?</text:p>
      <text:p text:style-name="P1">– Да хоть и на минуточку! – Она захлопнула <text:span text:style-name="T38">“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text:span text:style-name="T113">Ксения</text:span> смотрела на меня спокойно, без единого намёка на узнавание. То есть, она, конечно же, меня узнала, но как <text:span text:style-name="T113">Ксения</text:span>,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text:soft-page-break/>–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92">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text:soft-page-break/>–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6">***</text:p>
      <text:p text:style-name="P65"/>
      <text:p text:style-name="P1">…</text:p>
      <text:p text:style-name="P88"><text:soft-page-break/>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6">Анон, сервис форматирования отключен. Успокойся и надень наушники</text:span>»</text:p>
      <text:p text:style-name="P3"/>
      <text:p text:style-name="P3"><text:soft-page-break/>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text:soft-page-break/>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76">—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text:soft-page-break/>Classloader start…</text:p>
      <text:p text:style-name="P87">Loading dictionaries…</text:p>
      <text:p text:style-name="P87"><text:span text:style-name="T17">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7">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8">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soft-page-break/>…</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3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3"><text:soft-page-break/></text:p>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text:soft-page-break/>–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8">—</text:span> что может держать закоренелого обеспеченного холостяка дома, кроме работы? <text:span text:style-name="T38">—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8">—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8">—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Я задержался, запирая дверь. Девушки разбрелись по квартире.</text:p>
      <text:p text:style-name="P101"><text:span text:style-name="T17">– Анон…</text:span><text:span text:style-name="T1"> Тут окно разбито… И верёвка висит. – пискнула Флаттершай из кухни.</text:span></text:p>
      <text:p text:style-name="P98"><text:span text:style-name="T17">– </text:span><text:span text:style-name="T1">Оставь, Флатти, не сейчас! – отмахнулся я.</text:span></text:p>
      <text:p text:style-name="P99">Эпплджек стояла посреди комнаты и оглядывалась.</text:p>
      <text:p text:style-name="P111"><text:soft-page-break/>–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2">звёзды на фоне сине-зелёной мглы</text:span><text:span text:style-name="T1">. Я одел наушники и подёргал мышкой, прогоняя скрин-сэйвер.</text:span></text:p>
      <text:p text:style-name="P111">– Привет, Сел.</text:p>
      <text:p text:style-name="P142">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99"><text:span text:style-name="T17">Я устало улыбнулся аликорнице </text:span>и осторожно закрыл ноутбук<text:span text:style-name="T17">. Пусть о</text:span>битает в собственной фантазии<text:span text:style-name="T17"> </text:span>— нет смысла препираться с ней сейчас. Счастье уже в том, что она уцелела хотя бы в таком виде.</text:p>
      <text:p text:style-name="P99"><text:span text:style-name="T17">– </text:span>Да-да, забери её отсюда поскорее! <text:span text:style-name="T17">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7">– </text:span>А я так хотел продемонстрировать ей класс езды на моноцикле!<text:span text:style-name="T17"> – пожаловался д</text:span>раконикус, ткнув в лежащий рядом гироскутер<text:span text:style-name="T17">. – Но разве Сахарная Ватка ценит настоящее искусство?</text:span></text:p>
      <text:p text:style-name="P111"/>
      <text:h text:style-name="P158" text:outline-level="2">2<text:span text:style-name="T1">9</text:span>. Отбытие</text:h>
      <text:p text:style-name="P116">&lt;Mission Impossible theme ?&gt;</text:p>
      <text:p text:style-name="P99"><text:span text:style-name="T17">– </text:span>Оп-па! – пробормотала Эпплджек. – Нежданчик!</text:p>
      <text:p text:style-name="P99">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99"><text:span text:style-name="T17">–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7">– А что? – невинно захлопал глазами </text:span>реальный <text:span text:style-name="T17">драконикус. – Я, между прочим, </text:span>намного раньше тебя <text:span text:style-name="T17">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text:soft-page-break/>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17">–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7">– Нет! Дискорд </text:span>— не убийца!</text:p>
      <text:p text:style-name="P119">С необычной для неё силой, Флаттершай вытащила кляп изо рта драконикуса.</text:p>
      <text:p text:style-name="P119"><text:span text:style-name="T17">– </text:span>ДА ТЫ СОВСЕМ БАНАНУЛСЯ, ПРОВОДНИЧЁК!!! ВЫ ВСЕ <text:span text:style-name="T17">ИДИОТЫ </text:span>(все, кроме Флаттершай)<text:span text:style-name="T17">!!! – заорал Дискорд моментально. – <text:s/>Е</text:span>сли я убийца, то ты — жрёшь пони на завтрак, обед и полдник! Дебилы!! Т<text:span text:style-name="T17">рон Эквестрии </text:span>мне <text:span text:style-name="T17">и с доплатой не нужен, я сдыхался этой нудной работёнки тысячи лет назад, чему счастлив безумно!!!</text:span></text:p>
      <text:p text:style-name="P119"><text:soft-page-break/>Или драконикус — гениальный актёр, или… ?</text:p>
      <text:p text:style-name="P119">Я вернулся к драконикусу и уселся на стул напротив него.</text:p>
      <text:p text:style-name="P119"><text:span text:style-name="T17">– </text:span>Говори.</text:p>
      <text:p text:style-name="P119">Дискорд немного успокоился.</text:p>
      <text:p text:style-name="P119"><text:s/><text:span text:style-name="T17">– </text:span>Вообще-то, от тебя следовало бы избавиться, Проводник. Не знаю, что ты там разведал в <text:span text:style-name="T92">заклинании Откровения</text:span>, но чувствую, что твоё знание может погубить Эквестрию. Но к<text:span text:style-name="T17">ак, интересно, я получу без </text:span>тебя<text:span text:style-name="T17"> приз из… копыт Луны?!! Метёлка отправила меня проследить, чтоб ты вернулся обратно. </text:span>Так что е<text:span text:style-name="T17">сли бы вы сюда не заявились, через пять минут я отправился бы за вами сам!</text:span></text:p>
      <text:p text:style-name="P119"><text:span text:style-name="T17">– </text:span>А кто тогда нас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7">–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34">словно кот с мышью</text:span>?</text:p>
      <text:p text:style-name="P119"><text:span text:style-name="T17">– </text:span>Анон! <text:span text:style-name="T17">– </text:span>крикнула Эпплджек из прихожей. <text:span text:style-name="T17">–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19"><text:span text:style-name="T38">–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8">–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text:soft-page-break/>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21">«…<text:span text:style-name="T38">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text:soft-page-break/>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38">разномастных</text:span> крыльев трепали волосы и выдавливали слёзы из глаз. Тупая боль гнездилась в сожжё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7">–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oft-page-break/><text:span text:style-name="T17">– …</text:span>собственно, на дольше у меня не хватит магии…</text:p>
      <text:p text:style-name="P119"/>
      <text:p text:style-name="P119">Мы летели навстречу закату.</text:p>
      <text:p text:style-name="P119"/>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pan text:style-name="T17">–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
      <text:p text:style-name="P120">***</text:p>
      <text:p text:style-name="P120"/>
      <text:p text:style-name="P119">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7">&lt;</text:span><text:span text:style-name="T72">Queen – Flash</text:span><text:span text:style-name="T17">&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text:soft-page-break/>«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Пожалуй, если бы можно было отмотать всё назад… Если бы я с самого начала отказался во всём этом участвовать… Сел вернула бы меня домой через <text:span text:style-name="T27">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7">–</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7">– Т</text:span>ы что за хрен вообще? <text:span text:style-name="T17">– наконец сподобился я на членораздельную речь.</text:span></text:p>
      <text:p text:style-name="P48">Зверь смутился.</text:p>
      <text:p text:style-name="P48"><text:span text:style-name="T17">–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7">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oft-page-break/><text:span text:style-name="T17">– Итак, рассказывай, каким ветром тебя сюда занесло. – д</text:span>емиург<text:span text:style-name="T17"> почесал нос. – У меня такое чувство, </text:span>будто<text:span text:style-name="T17">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7">.</text:span></text:p>
      <text:p text:style-name="P36"/>
      <text:p text:style-name="P5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7">–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7">– Если я расскажу тебе н</text:span>астоящую<text:span text:style-name="T17"> причину </text:span>— ты исчезнешь! <text:span text:style-name="T17">– угрюмо заявил я.</text:span></text:p>
      <text:p text:style-name="P36">Морда Анакорна осветилась радостным озарением.</text:p>
      <text:p text:style-name="P36"/>
      <text:p text:style-name="P51"><text:span text:style-name="T17">– </text:span><text:span text:style-name="T93">Я ПОНЯЛ, КТО ТЫ!!! КАК </text:span><text:span text:style-name="T94">ЖЕ </text:span><text:span text:style-name="T93">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7">–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9">— та ещё задачка!</text:span></text:p>
      <text:p text:style-name="P51"/>
      <text:p text:style-name="P51"><text:span text:style-name="T17">– Ну… Я не идиот, я видел, что происходит за Чёрным </text:span>э<text:span text:style-name="T17">краном… М</text:span>ир людей — не <text:span text:style-name="T17">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text:soft-page-break/>—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7">Анакорн </text:span>встал с пуфика<text:span text:style-name="T17"> </text:span>и стал прохаживаться рядом со столом<text:span text:style-name="T17">. </text:span>Перед ним в качестве импровизированной указки плыл в пространстве карандаш.<text:span text:style-name="T17"> На стол</text:span>е раскинулась<text:span text:style-name="T17"> </text:span>голографическая карта Эквуса<text:span text:style-name="T17">. Игрушечные горные пики утопали в крохотных облаках, белые шапки ледников икрились </text:span>на<text:span text:style-name="T17"> полюсах, спокойная гладь </text:span>омывающих <text:span text:style-name="T17">океан</text:span>ов<text:span text:style-name="T17"> переливалась всеми оттенками синего.</text:span></text:p>
      <text:p text:style-name="P38"/>
      <text:p text:style-name="P3"><text:span text:style-name="T5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50">–</text:span><text:span text:style-name="T54"> Анакорн подавил короткий смешок. </text:span><text:span text:style-name="T50">–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9">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text:soft-page-break/>Анакорн улыбнулся во всю морду.</text:p>
      <text:p text:style-name="P102">– Значит, ты уже помогаешь мне, Проводник, даже сам того не осознавая! Я рад!</text:p>
      <text:p text:style-name="P99">Анакорн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51">– <text:span text:style-name="T97">Что ж он не породил версию реальности с метрической системой? У меня мозги чуть набекрень не съехали, когда я фунты и ярды переводил в килограммы и метры? – пожаловался я.</text:span></text:p>
      <text:p text:style-name="P152">Анакорн только развёл копытами.</text:p>
      <text:p text:style-name="P152">– Не знаю. Может, ему фунты и ярды больше нравятся. </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2"/>
      <text:p text:style-name="P99">Анакорн постучал по столику карандашом. Карта Эквестрии поднялась над столом и свернулась в шар Эквуса. Голограмма<text:span text:style-name="T54">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38">.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oft-page-break/><text:span text:style-name="T54">– К сожалению, не </text:span><text:span text:style-name="T57">получится</text:span><text:span text:style-name="T54">.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4"><text:note text:id="ftn14" text:note-class="footnote"><text:note-citation>14</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54">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5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54">—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54">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17">.</text:span></text:p>
      <text:p text:style-name="P9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54">–</text:span><text:span text:style-name="T38">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6">–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99"><text:soft-page-break/><text:span text:style-name="T38">– Ты уже устранил крупнейший дефект Эквестрии </text:span><text:span text:style-name="T54">— манипуляции светилом. Аналогично решаются и остальные проблемы</text:span><text:span text:style-name="T38">.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4">— вещь живучая</text:span><text:span text:style-name="T38">.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54">–</text:span><text:span text:style-name="T38"> А кьютимарки? Как, разрази меня квазар, объяснить кьютимарки? </text:span><text:span text:style-name="T54">–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значительно снизился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 Почему бы не оставить самую главную? Ту, что описана в мультике?</text:p>
      <text:p text:style-name="P106">– И<text:span text:style-name="T68">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75">—</text:span><text:span text:style-name="T68"> точнее, дерево схожих миров Эквуса </text:span><text:span text:style-name="T75">—</text:span><text:span text:style-name="T68"> создали брони. Разумеется, стержнем им послужил именно сериал, но каждый фанфик </text:span><text:span text:style-name="T75">—</text:span><text:span text:style-name="T68">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Что скажет любой программист, предложи ему соединить несколько несовместимых объектов?</text:p>
      <text:p text:style-name="P107"><text:soft-page-break/></text:p>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7"/>
      <text:p text:style-name="P106">Анакорн аж подпрыгнул на месте от восторга и стал мне аплодировать.</text:p>
      <text:p text:style-name="P106"/>
      <text:p text:style-name="P125">Как их совместить?</text:p>
      <text:p text:style-name="P114">твоя Эквестрия и моя, были рождены из Предначального Хаоса, оставшегося от царствования Дискорда. Оба непостоянны, изменчивы. </text:p>
      <text:p text:style-name="P106"/>
      <text:p text:style-name="P11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6"/>
      <text:p text:style-name="P137"/>
      <text:p text:style-name="P106"><text:span text:style-name="T68">– Наконец-то я вижу свет в конце тоннеля! Как это не пришло мне в голову! Ты всё отлично увязал! Всё сходится! Более того </text:span><text:span text:style-name="T75">—</text:span><text:span text:style-name="T68"> Анакорн заговорщически подмигнул мне </text:span><text:span text:style-name="T75">—</text:span><text:span text:style-name="T68">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75">— и первой реальной историей в объединённой эквестрийской реальности</text:span><text:span text:style-name="T68">!</text:span></text:p>
      <text:p text:style-name="P107">Я подозрительно посмотрел на Анакорна.</text:p>
      <text:p text:style-name="P106"><text:span text:style-name="T23">– </text:span><text:span text:style-name="T68">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23">– </text:span><text:span text:style-name="T68">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7">– </text:span>Эээ… Тут я тебе точно не помощник. Никогда не писал ничего сложнее технической документации к программам.</text:p>
      <text:p text:style-name="P106"><text:span text:style-name="T17">– </text:span>Пиши, как есть. <text:span text:style-name="T17">– </text:span>развёл копытами Анакорн. <text:span text:style-name="T17">– </text:span>Авось сгодится. Я писать точно не буду <text:span text:style-name="T75">— ты меня с кьютимарками уже пригрузил на ближайшие тысячи лет.</text:span></text:p>
      <text:p text:style-name="P106">…</text:p>
      <text:p text:style-name="P106">Факн щит<text:note text:id="ftn15" text:note-class="footnote"><text:note-citation>15</text:note-citation><text:note-body><text:p text:style-name="P138">Fucking shit — <text:span text:style-name="T1">ёбаное дерьмо</text:span></text:p></text:note-body></text:note>!..</text:p>
      <text:p text:style-name="P106">…</text:p>
      <text:p text:style-name="P106"><text:soft-page-break/>Ну а что мне остаётся? Я фейспамнул.</text:p>
      <text:p text:style-name="P106"/>
      <text:p text:style-name="P106"><text:span text:style-name="T17">–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7">–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7">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text:soft-page-break/>–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text:soft-page-break/>–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6">—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00">***</text:p>
      <text:p text:style-name="P107">&lt;<text:span text:style-name="T92">Roger Waters — What God Wants</text:span>&gt;</text:p>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нерешительно стояла передо мной в сияющем ореоле гривы. Потом она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 В другое время, в другом месте, Анон! В другое время, в другом месте!</text:p>
      <text:p text:style-name="P107"/>
      <text:p text:style-name="P108">***</text:p>
      <text:p text:style-name="P110"/>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2">***</text:p>
      <text:p text:style-name="P111"/>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text:soft-page-break/>Так что, Проводничёк, мы ещё встретимся! В другое время и в другом месте! Жди! В другое время, в другом месте!!!</text:p>
      <text:p text:style-name="P109"/>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8"><text:span text:style-name="T42">–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8">Хочу, чтобы ты </text:span><text:span text:style-name="T39">делал мне почесушки</text:span><text:span text:style-name="T38">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7">– Вот д</text:span>искорд!.. Почему всё так паршиво… Я даже не могу уткнуться носом тебе в грудь. Я прохожу сквозь тебя, <text:span text:style-name="T17">–</text:span> всхлипнула сквозь зубы Рэйнбоу.</text:p>
      <text:p text:style-name="P98">Я опустил руку на шею Дэш и ощутил теплоту и лёгкое покалывание в пустоте.</text:p>
      <text:p text:style-name="P98"><text:span text:style-name="T17">–</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3"/>
      <text:h text:style-name="Heading_20_2" text:outline-level="2"><text:soft-page-break/>Эпилог. Земля</text:h>
      <text:p text:style-name="P113">&lt;<text:span text:style-name="T71">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7">два</text:span><text:span text:style-name="T1">, чтоб потом спать до одиннадцати и ни хрена не выспаться при этом?</text:span> На работу опять к часу<text:span text:style-name="T17"> приползу</text:span>. Надоело. <text:span text:style-name="T1">Закисать на работе — вредно для мозгов.</text:span> Надо отдохнуть. <text:span text:style-name="T17">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92">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21T20:39:10.407351332</dc:date>
    <meta:editing-duration>P142DT8H12M3S</meta:editing-duration>
    <meta:editing-cycles>8797</meta:editing-cycles>
    <meta:generator>LibreOffice/5.1.6.2$Linux_X86_64 LibreOffice_project/10m0$Build-2</meta:generator>
    <meta:document-statistic meta:table-count="0" meta:image-count="0" meta:object-count="0" meta:page-count="223" meta:paragraph-count="4694" meta:word-count="99448" meta:character-count="658843" meta:non-whitespace-character-count="559598"/>
  </office:meta>
</office:document-meta>
</file>